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82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4.882cm"/>
    </style:style>
    <style:style style:name="co8" style:family="table-column">
      <style:table-column-properties fo:break-before="auto" style:column-width="5.0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sifting</text:p>
          </table:table-cell>
          <table:table-cell office:value-type="float" office:value="1099">
            <text:p>1099</text:p>
          </table:table-cell>
          <table:table-cell office:value-type="float" office:value="426">
            <text:p>426</text:p>
          </table:table-cell>
          <table:table-cell office:value-type="float" office:value="1890">
            <text:p>1890</text:p>
          </table:table-cell>
          <table:table-cell office:value-type="float" office:value="328709160">
            <text:p>328709160</text:p>
          </table:table-cell>
          <table:table-cell office:value-type="string">
            <text:p>0 h, 0 m, 0 s, 328 ms, 709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sifting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539">
            <text:p>539</text:p>
          </table:table-cell>
          <table:table-cell office:value-type="float" office:value="13327097">
            <text:p>13327097</text:p>
          </table:table-cell>
          <table:table-cell office:value-type="string">
            <text:p>0 h, 0 m, 0 s, 13 ms, 327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sifting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">
            <text:p>480</text:p>
          </table:table-cell>
          <table:table-cell office:value-type="float" office:value="4678926">
            <text:p>4678926</text:p>
          </table:table-cell>
          <table:table-cell office:value-type="string">
            <text:p>0 h, 0 m, 0 s, 4 ms, 678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sifting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float" office:value="5761772">
            <text:p>5761772</text:p>
          </table:table-cell>
          <table:table-cell office:value-type="string">
            <text:p>0 h, 0 m, 0 s, 5 ms, 761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sifting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5">
            <text:p>485</text:p>
          </table:table-cell>
          <table:table-cell office:value-type="float" office:value="5919992">
            <text:p>5919992</text:p>
          </table:table-cell>
          <table:table-cell office:value-type="string">
            <text:p>0 h, 0 m, 0 s, 5 ms, 919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sifting</text:p>
          </table:table-cell>
          <table:table-cell office:value-type="float" office:value="31519">
            <text:p>31519</text:p>
          </table:table-cell>
          <table:table-cell office:value-type="float" office:value="28870">
            <text:p>28870</text:p>
          </table:table-cell>
          <table:table-cell office:value-type="float" office:value="3756">
            <text:p>3756</text:p>
          </table:table-cell>
          <table:table-cell office:value-type="float" office:value="43980527508">
            <text:p>43980527508</text:p>
          </table:table-cell>
          <table:table-cell office:value-type="string">
            <text:p>0 h, 0 m, 43 s, 980 ms, 527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sifting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88">
            <text:p>2188</text:p>
          </table:table-cell>
          <table:table-cell office:value-type="float" office:value="18759104">
            <text:p>18759104</text:p>
          </table:table-cell>
          <table:table-cell office:value-type="string">
            <text:p>0 h, 0 m, 0 s, 18 ms, 759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sifting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">
            <text:p>1984</text:p>
          </table:table-cell>
          <table:table-cell office:value-type="float" office:value="11080224">
            <text:p>11080224</text:p>
          </table:table-cell>
          <table:table-cell office:value-type="string">
            <text:p>0 h, 0 m, 0 s, 11 ms, 80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sifting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5">
            <text:p>685</text:p>
          </table:table-cell>
          <table:table-cell office:value-type="float" office:value="4683470">
            <text:p>4683470</text:p>
          </table:table-cell>
          <table:table-cell office:value-type="string">
            <text:p>0 h, 0 m, 0 s, 4 ms, 683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sifting</text:p>
          </table:table-cell>
          <table:table-cell office:value-type="float" office:value="40957">
            <text:p>40957</text:p>
          </table:table-cell>
          <table:table-cell office:value-type="float" office:value="97">
            <text:p>97</text:p>
          </table:table-cell>
          <table:table-cell office:value-type="float" office:value="1385">
            <text:p>1385</text:p>
          </table:table-cell>
          <table:table-cell office:value-type="float" office:value="1783331937">
            <text:p>1783331937</text:p>
          </table:table-cell>
          <table:table-cell office:value-type="string">
            <text:p>0 h, 0 m, 1 s, 783 ms, 331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sifting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139">
            <text:p>2139</text:p>
          </table:table-cell>
          <table:table-cell office:value-type="float" office:value="30921566">
            <text:p>30921566</text:p>
          </table:table-cell>
          <table:table-cell office:value-type="string">
            <text:p>0 h, 0 m, 0 s, 30 ms, 921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sifting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">
            <text:p>757</text:p>
          </table:table-cell>
          <table:table-cell office:value-type="float" office:value="4773250">
            <text:p>4773250</text:p>
          </table:table-cell>
          <table:table-cell office:value-type="string">
            <text:p>0 h, 0 m, 0 s, 4 ms, 773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sifting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5">
            <text:p>2665</text:p>
          </table:table-cell>
          <table:table-cell office:value-type="float" office:value="16548407">
            <text:p>16548407</text:p>
          </table:table-cell>
          <table:table-cell office:value-type="string">
            <text:p>0 h, 0 m, 0 s, 16 ms, 54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sifting</text:p>
          </table:table-cell>
          <table:table-cell office:value-type="float" office:value="203">
            <text:p>203</text:p>
          </table:table-cell>
          <table:table-cell office:value-type="float" office:value="78">
            <text:p>78</text:p>
          </table:table-cell>
          <table:table-cell office:value-type="float" office:value="707">
            <text:p>707</text:p>
          </table:table-cell>
          <table:table-cell office:value-type="float" office:value="15473917">
            <text:p>15473917</text:p>
          </table:table-cell>
          <table:table-cell office:value-type="string">
            <text:p>0 h, 0 m, 0 s, 15 ms, 47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sifting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843">
            <text:p>843</text:p>
          </table:table-cell>
          <table:table-cell office:value-type="float" office:value="8954313">
            <text:p>8954313</text:p>
          </table:table-cell>
          <table:table-cell office:value-type="string">
            <text:p>0 h, 0 m, 0 s, 8 ms, 954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sifting</text:p>
          </table:table-cell>
          <table:table-cell office:value-type="float" office:value="40957">
            <text:p>40957</text:p>
          </table:table-cell>
          <table:table-cell office:value-type="float" office:value="209">
            <text:p>209</text:p>
          </table:table-cell>
          <table:table-cell office:value-type="float" office:value="1369">
            <text:p>1369</text:p>
          </table:table-cell>
          <table:table-cell office:value-type="float" office:value="2094375646">
            <text:p>2094375646</text:p>
          </table:table-cell>
          <table:table-cell office:value-type="string">
            <text:p>0 h, 0 m, 2 s, 94 ms, 375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sifting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97">
            <text:p>1797</text:p>
          </table:table-cell>
          <table:table-cell office:value-type="float" office:value="14317896">
            <text:p>14317896</text:p>
          </table:table-cell>
          <table:table-cell office:value-type="string">
            <text:p>0 h, 0 m, 0 s, 14 ms, 317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sifting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4547">
            <text:p>64547</text:p>
          </table:table-cell>
          <table:table-cell office:value-type="string">
            <text:p>0 h, 0 m, 0 s, 0 ms, 64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sifting</text:p>
          </table:table-cell>
          <table:table-cell table:number-columns-repeated="2" office:value-type="float" office:value="43">
            <text:p>43</text:p>
          </table:table-cell>
          <table:table-cell office:value-type="float" office:value="3280">
            <text:p>3280</text:p>
          </table:table-cell>
          <table:table-cell office:value-type="float" office:value="22546272">
            <text:p>22546272</text:p>
          </table:table-cell>
          <table:table-cell office:value-type="string">
            <text:p>0 h, 0 m, 0 s, 22 ms, 546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sift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9396980">
            <text:p>319396980</text:p>
          </table:table-cell>
          <table:table-cell office:value-type="string">
            <text:p>0 h, 0 m, 0 s, 319 ms, 396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sift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2828">
            <text:p>1612828</text:p>
          </table:table-cell>
          <table:table-cell office:value-type="string">
            <text:p>0 h, 0 m, 0 s, 1 ms, 612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sifting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26">
            <text:p>1326</text:p>
          </table:table-cell>
          <table:table-cell office:value-type="float" office:value="71833169">
            <text:p>71833169</text:p>
          </table:table-cell>
          <table:table-cell office:value-type="string">
            <text:p>0 h, 0 m, 0 s, 71 ms, 833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sifting</text:p>
          </table:table-cell>
          <table:table-cell office:value-type="float" office:value="157">
            <text:p>157</text:p>
          </table:table-cell>
          <table:table-cell office:value-type="float" office:value="47">
            <text:p>47</text:p>
          </table:table-cell>
          <table:table-cell office:value-type="float" office:value="819">
            <text:p>819</text:p>
          </table:table-cell>
          <table:table-cell office:value-type="float" office:value="8501546">
            <text:p>8501546</text:p>
          </table:table-cell>
          <table:table-cell office:value-type="string">
            <text:p>0 h, 0 m, 0 s, 8 ms, 501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sifting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">
            <text:p>1104</text:p>
          </table:table-cell>
          <table:table-cell office:value-type="float" office:value="7298007">
            <text:p>7298007</text:p>
          </table:table-cell>
          <table:table-cell office:value-type="string">
            <text:p>0 h, 0 m, 0 s, 7 ms, 298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sifting</text:p>
          </table:table-cell>
          <table:table-cell office:value-type="float" office:value="1409">
            <text:p>1409</text:p>
          </table:table-cell>
          <table:table-cell office:value-type="float" office:value="53">
            <text:p>53</text:p>
          </table:table-cell>
          <table:table-cell office:value-type="float" office:value="1064">
            <text:p>1064</text:p>
          </table:table-cell>
          <table:table-cell office:value-type="float" office:value="39596746">
            <text:p>39596746</text:p>
          </table:table-cell>
          <table:table-cell office:value-type="string">
            <text:p>0 h, 0 m, 0 s, 39 ms, 596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sifting</text:p>
          </table:table-cell>
          <table:table-cell office:value-type="float" office:value="134270">
            <text:p>134270</text:p>
          </table:table-cell>
          <table:table-cell office:value-type="float" office:value="130881">
            <text:p>130881</text:p>
          </table:table-cell>
          <table:table-cell office:value-type="float" office:value="6160">
            <text:p>6160</text:p>
          </table:table-cell>
          <table:table-cell office:value-type="float" office:value="337897327335">
            <text:p>337897327335</text:p>
          </table:table-cell>
          <table:table-cell office:value-type="string">
            <text:p>0 h, 5 m, 37 s, 897 ms, 327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sifting</text:p>
          </table:table-cell>
          <table:table-cell table:number-columns-repeated="2" office:value-type="float" office:value="42">
            <text:p>42</text:p>
          </table:table-cell>
          <table:table-cell office:value-type="float" office:value="3120">
            <text:p>3120</text:p>
          </table:table-cell>
          <table:table-cell office:value-type="float" office:value="15160998">
            <text:p>15160998</text:p>
          </table:table-cell>
          <table:table-cell office:value-type="string">
            <text:p>0 h, 0 m, 0 s, 15 ms, 160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sifting</text:p>
          </table:table-cell>
          <table:table-cell office:value-type="float" office:value="40957">
            <text:p>40957</text:p>
          </table:table-cell>
          <table:table-cell office:value-type="float" office:value="3327">
            <text:p>3327</text:p>
          </table:table-cell>
          <table:table-cell office:value-type="float" office:value="1312">
            <text:p>1312</text:p>
          </table:table-cell>
          <table:table-cell office:value-type="float" office:value="15286609492">
            <text:p>15286609492</text:p>
          </table:table-cell>
          <table:table-cell office:value-type="string">
            <text:p>0 h, 0 m, 15 s, 286 ms, 609µs</text:p>
          </table:table-cell>
        </table:table-row>
      </table:table>
      <table:table table:name="Window Permutation k=2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office:value-type="float" office:value="61">
            <text:p>61</text:p>
          </table:table-cell>
          <table:table-cell office:value-type="float" office:value="51814208">
            <text:p>51814208</text:p>
          </table:table-cell>
          <table:table-cell office:value-type="string">
            <text:p>0 h, 0 m, 0 s, 51 ms, 814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3413796">
            <text:p>3413796</text:p>
          </table:table-cell>
          <table:table-cell office:value-type="string">
            <text:p>0 h, 0 m, 0 s, 3 ms, 413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130966">
            <text:p>1130966</text:p>
          </table:table-cell>
          <table:table-cell office:value-type="string">
            <text:p>0 h, 0 m, 0 s, 1 ms, 130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table:number-columns-repeated="2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200947">
            <text:p>1200947</text:p>
          </table:table-cell>
          <table:table-cell office:value-type="string">
            <text:p>0 h, 0 m, 0 s, 1 ms, 200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710074">
            <text:p>1710074</text:p>
          </table:table-cell>
          <table:table-cell office:value-type="string">
            <text:p>0 h, 0 m, 0 s, 1 ms, 710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30985">
            <text:p>30985</text:p>
          </table:table-cell>
          <table:table-cell office:value-type="float" office:value="85">
            <text:p>85</text:p>
          </table:table-cell>
          <table:table-cell office:value-type="float" office:value="1630412957">
            <text:p>1630412957</text:p>
          </table:table-cell>
          <table:table-cell office:value-type="string">
            <text:p>0 h, 0 m, 1 s, 630 ms, 412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1261520">
            <text:p>1261520</text:p>
          </table:table-cell>
          <table:table-cell office:value-type="string">
            <text:p>0 h, 0 m, 0 s, 1 ms, 261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928694">
            <text:p>928694</text:p>
          </table:table-cell>
          <table:table-cell office:value-type="string">
            <text:p>0 h, 0 m, 0 s, 0 ms, 928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620043">
            <text:p>620043</text:p>
          </table:table-cell>
          <table:table-cell office:value-type="string">
            <text:p>0 h, 0 m, 0 s, 0 ms, 620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table:number-columns-repeated="2" office:value-type="float" office:value="40957">
            <text:p>40957</text:p>
          </table:table-cell>
          <table:table-cell office:value-type="float" office:value="50">
            <text:p>50</text:p>
          </table:table-cell>
          <table:table-cell office:value-type="float" office:value="518123163">
            <text:p>518123163</text:p>
          </table:table-cell>
          <table:table-cell office:value-type="string">
            <text:p>0 h, 0 m, 0 s, 518 ms, 123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307">
            <text:p>307</text:p>
          </table:table-cell>
          <table:table-cell office:value-type="float" office:value="69">
            <text:p>69</text:p>
          </table:table-cell>
          <table:table-cell office:value-type="float" office:value="2565111">
            <text:p>2565111</text:p>
          </table:table-cell>
          <table:table-cell office:value-type="string">
            <text:p>0 h, 0 m, 0 s, 2 ms, 56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526139">
            <text:p>526139</text:p>
          </table:table-cell>
          <table:table-cell office:value-type="string">
            <text:p>0 h, 0 m, 0 s, 0 ms, 526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1189849">
            <text:p>1189849</text:p>
          </table:table-cell>
          <table:table-cell office:value-type="string">
            <text:p>0 h, 0 m, 0 s, 1 ms, 18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97">
            <text:p>197</text:p>
          </table:table-cell>
          <table:table-cell office:value-type="float" office:value="37">
            <text:p>37</text:p>
          </table:table-cell>
          <table:table-cell office:value-type="float" office:value="1541915">
            <text:p>1541915</text:p>
          </table:table-cell>
          <table:table-cell office:value-type="string">
            <text:p>0 h, 0 m, 0 s, 1 ms, 541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39">
            <text:p>39</text:p>
          </table:table-cell>
          <table:table-cell office:value-type="float" office:value="939228">
            <text:p>939228</text:p>
          </table:table-cell>
          <table:table-cell office:value-type="string">
            <text:p>0 h, 0 m, 0 s, 0 ms, 939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table:number-columns-repeated="2" office:value-type="float" office:value="40957">
            <text:p>40957</text:p>
          </table:table-cell>
          <table:table-cell office:value-type="float" office:value="50">
            <text:p>50</text:p>
          </table:table-cell>
          <table:table-cell office:value-type="float" office:value="559471971">
            <text:p>559471971</text:p>
          </table:table-cell>
          <table:table-cell office:value-type="string">
            <text:p>0 h, 0 m, 0 s, 559 ms, 471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57">
            <text:p>57</text:p>
          </table:table-cell>
          <table:table-cell office:value-type="float" office:value="1431858">
            <text:p>1431858</text:p>
          </table:table-cell>
          <table:table-cell office:value-type="string">
            <text:p>0 h, 0 m, 0 s, 1 ms, 431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499">
            <text:p>33499</text:p>
          </table:table-cell>
          <table:table-cell office:value-type="string">
            <text:p>0 h, 0 m, 0 s, 0 ms, 33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1488402">
            <text:p>1488402</text:p>
          </table:table-cell>
          <table:table-cell office:value-type="string">
            <text:p>0 h, 0 m, 0 s, 1 ms, 488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18294334">
            <text:p>118294334</text:p>
          </table:table-cell>
          <table:table-cell office:value-type="string">
            <text:p>0 h, 0 m, 0 s, 118 ms, 294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5775">
            <text:p>375775</text:p>
          </table:table-cell>
          <table:table-cell office:value-type="string">
            <text:p>0 h, 0 m, 0 s, 0 ms, 375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131">
            <text:p>1131</text:p>
          </table:table-cell>
          <table:table-cell office:value-type="float" office:value="57">
            <text:p>57</text:p>
          </table:table-cell>
          <table:table-cell office:value-type="float" office:value="9049742">
            <text:p>9049742</text:p>
          </table:table-cell>
          <table:table-cell office:value-type="string">
            <text:p>0 h, 0 m, 0 s, 9 ms, 49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37">
            <text:p>37</text:p>
          </table:table-cell>
          <table:table-cell office:value-type="float" office:value="1292407">
            <text:p>1292407</text:p>
          </table:table-cell>
          <table:table-cell office:value-type="string">
            <text:p>0 h, 0 m, 0 s, 1 ms, 292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630346">
            <text:p>630346</text:p>
          </table:table-cell>
          <table:table-cell office:value-type="string">
            <text:p>0 h, 0 m, 0 s, 0 ms, 630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361">
            <text:p>1361</text:p>
          </table:table-cell>
          <table:table-cell office:value-type="float" office:value="47">
            <text:p>47</text:p>
          </table:table-cell>
          <table:table-cell office:value-type="float" office:value="7498002">
            <text:p>7498002</text:p>
          </table:table-cell>
          <table:table-cell office:value-type="string">
            <text:p>0 h, 0 m, 0 s, 7 ms, 498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office:value-type="float" office:value="134270">
            <text:p>134270</text:p>
          </table:table-cell>
          <table:table-cell office:value-type="float" office:value="130999">
            <text:p>130999</text:p>
          </table:table-cell>
          <table:table-cell office:value-type="float" office:value="109">
            <text:p>109</text:p>
          </table:table-cell>
          <table:table-cell office:value-type="float" office:value="3256298111">
            <text:p>3256298111</text:p>
          </table:table-cell>
          <table:table-cell office:value-type="string">
            <text:p>0 h, 0 m, 3 s, 256 ms, 298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019741">
            <text:p>1019741</text:p>
          </table:table-cell>
          <table:table-cell office:value-type="string">
            <text:p>0 h, 0 m, 0 s, 1 ms, 19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table:number-columns-repeated="2" office:value-type="float" office:value="40957">
            <text:p>40957</text:p>
          </table:table-cell>
          <table:table-cell office:value-type="float" office:value="50">
            <text:p>50</text:p>
          </table:table-cell>
          <table:table-cell office:value-type="float" office:value="578486674">
            <text:p>578486674</text:p>
          </table:table-cell>
          <table:table-cell office:value-type="string">
            <text:p>0 h, 0 m, 0 s, 578 ms, 486µs</text:p>
          </table:table-cell>
        </table:table-row>
      </table:table>
      <table:table table:name="Window Permutation k=3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79">
            <text:p>1079</text:p>
          </table:table-cell>
          <table:table-cell office:value-type="float" office:value="178">
            <text:p>178</text:p>
          </table:table-cell>
          <table:table-cell office:value-type="float" office:value="133637419">
            <text:p>133637419</text:p>
          </table:table-cell>
          <table:table-cell office:value-type="string">
            <text:p>0 h, 0 m, 0 s, 133 ms, 637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8107589">
            <text:p>8107589</text:p>
          </table:table-cell>
          <table:table-cell office:value-type="string">
            <text:p>0 h, 0 m, 0 s, 8 ms, 107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2872418">
            <text:p>2872418</text:p>
          </table:table-cell>
          <table:table-cell office:value-type="string">
            <text:p>0 h, 0 m, 0 s, 2 ms, 872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2784145">
            <text:p>2784145</text:p>
          </table:table-cell>
          <table:table-cell office:value-type="string">
            <text:p>0 h, 0 m, 0 s, 2 ms, 784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105545">
            <text:p>2105545</text:p>
          </table:table-cell>
          <table:table-cell office:value-type="string">
            <text:p>0 h, 0 m, 0 s, 2 ms, 105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30467">
            <text:p>30467</text:p>
          </table:table-cell>
          <table:table-cell office:value-type="float" office:value="250">
            <text:p>250</text:p>
          </table:table-cell>
          <table:table-cell office:value-type="float" office:value="2989114973">
            <text:p>2989114973</text:p>
          </table:table-cell>
          <table:table-cell office:value-type="string">
            <text:p>0 h, 0 m, 2 s, 989 ms, 114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2914256">
            <text:p>2914256</text:p>
          </table:table-cell>
          <table:table-cell office:value-type="string">
            <text:p>0 h, 0 m, 0 s, 2 ms, 914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float" office:value="2040940">
            <text:p>2040940</text:p>
          </table:table-cell>
          <table:table-cell office:value-type="string">
            <text:p>0 h, 0 m, 0 s, 2 ms, 40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353288">
            <text:p>1353288</text:p>
          </table:table-cell>
          <table:table-cell office:value-type="string">
            <text:p>0 h, 0 m, 0 s, 1 ms, 353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32765">
            <text:p>32765</text:p>
          </table:table-cell>
          <table:table-cell office:value-type="float" office:value="146">
            <text:p>146</text:p>
          </table:table-cell>
          <table:table-cell office:value-type="float" office:value="1619692491">
            <text:p>1619692491</text:p>
          </table:table-cell>
          <table:table-cell office:value-type="string">
            <text:p>0 h, 0 m, 1 s, 619 ms, 692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303">
            <text:p>303</text:p>
          </table:table-cell>
          <table:table-cell office:value-type="float" office:value="200">
            <text:p>200</text:p>
          </table:table-cell>
          <table:table-cell office:value-type="float" office:value="6577595">
            <text:p>6577595</text:p>
          </table:table-cell>
          <table:table-cell office:value-type="string">
            <text:p>0 h, 0 m, 0 s, 6 ms, 577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office:value-type="float" office:value="1155979">
            <text:p>1155979</text:p>
          </table:table-cell>
          <table:table-cell office:value-type="string">
            <text:p>0 h, 0 m, 0 s, 1 ms, 15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72">
            <text:p>172</text:p>
          </table:table-cell>
          <table:table-cell office:value-type="float" office:value="2428951">
            <text:p>2428951</text:p>
          </table:table-cell>
          <table:table-cell office:value-type="string">
            <text:p>0 h, 0 m, 0 s, 2 ms, 42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91">
            <text:p>191</text:p>
          </table:table-cell>
          <table:table-cell office:value-type="float" office:value="105">
            <text:p>105</text:p>
          </table:table-cell>
          <table:table-cell office:value-type="float" office:value="3884236">
            <text:p>3884236</text:p>
          </table:table-cell>
          <table:table-cell office:value-type="string">
            <text:p>0 h, 0 m, 0 s, 3 ms, 884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 office:value-type="float" office:value="110">
            <text:p>110</text:p>
          </table:table-cell>
          <table:table-cell office:value-type="float" office:value="2336939">
            <text:p>2336939</text:p>
          </table:table-cell>
          <table:table-cell office:value-type="string">
            <text:p>0 h, 0 m, 0 s, 2 ms, 33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34813">
            <text:p>34813</text:p>
          </table:table-cell>
          <table:table-cell office:value-type="float" office:value="147">
            <text:p>147</text:p>
          </table:table-cell>
          <table:table-cell office:value-type="float" office:value="1642796446">
            <text:p>1642796446</text:p>
          </table:table-cell>
          <table:table-cell office:value-type="string">
            <text:p>0 h, 0 m, 1 s, 642 ms, 796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164">
            <text:p>164</text:p>
          </table:table-cell>
          <table:table-cell office:value-type="float" office:value="3404725">
            <text:p>3404725</text:p>
          </table:table-cell>
          <table:table-cell office:value-type="string">
            <text:p>0 h, 0 m, 0 s, 3 ms, 404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string">
            <text:p>0 h, 0 m, 0 s, 0 ms, 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224">
            <text:p>224</text:p>
          </table:table-cell>
          <table:table-cell office:value-type="float" office:value="3182014">
            <text:p>3182014</text:p>
          </table:table-cell>
          <table:table-cell office:value-type="string">
            <text:p>0 h, 0 m, 0 s, 3 ms, 182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597734813">
            <text:p>597734813</text:p>
          </table:table-cell>
          <table:table-cell office:value-type="string">
            <text:p>0 h, 0 m, 0 s, 597 ms, 734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0525">
            <text:p>880525</text:p>
          </table:table-cell>
          <table:table-cell office:value-type="string">
            <text:p>0 h, 0 m, 0 s, 0 ms, 880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095">
            <text:p>1095</text:p>
          </table:table-cell>
          <table:table-cell office:value-type="float" office:value="164">
            <text:p>164</text:p>
          </table:table-cell>
          <table:table-cell office:value-type="float" office:value="25591156">
            <text:p>25591156</text:p>
          </table:table-cell>
          <table:table-cell office:value-type="string">
            <text:p>0 h, 0 m, 0 s, 25 ms, 591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39">
            <text:p>139</text:p>
          </table:table-cell>
          <table:table-cell office:value-type="float" office:value="109">
            <text:p>109</text:p>
          </table:table-cell>
          <table:table-cell office:value-type="float" office:value="2896253">
            <text:p>2896253</text:p>
          </table:table-cell>
          <table:table-cell office:value-type="string">
            <text:p>0 h, 0 m, 0 s, 2 ms, 896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2117261">
            <text:p>2117261</text:p>
          </table:table-cell>
          <table:table-cell office:value-type="string">
            <text:p>0 h, 0 m, 0 s, 2 ms, 117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313">
            <text:p>1313</text:p>
          </table:table-cell>
          <table:table-cell office:value-type="float" office:value="134">
            <text:p>134</text:p>
          </table:table-cell>
          <table:table-cell office:value-type="float" office:value="21565202">
            <text:p>21565202</text:p>
          </table:table-cell>
          <table:table-cell office:value-type="string">
            <text:p>0 h, 0 m, 0 s, 21 ms, 565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office:value-type="float" office:value="134270">
            <text:p>134270</text:p>
          </table:table-cell>
          <table:table-cell office:value-type="float" office:value="128993">
            <text:p>128993</text:p>
          </table:table-cell>
          <table:table-cell office:value-type="float" office:value="320">
            <text:p>320</text:p>
          </table:table-cell>
          <table:table-cell office:value-type="float" office:value="11010378510">
            <text:p>11010378510</text:p>
          </table:table-cell>
          <table:table-cell office:value-type="string">
            <text:p>0 h, 0 m, 11 s, 10 ms, 378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214">
            <text:p>214</text:p>
          </table:table-cell>
          <table:table-cell office:value-type="float" office:value="2004620">
            <text:p>2004620</text:p>
          </table:table-cell>
          <table:table-cell office:value-type="string">
            <text:p>0 h, 0 m, 0 s, 2 ms, 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32765">
            <text:p>32765</text:p>
          </table:table-cell>
          <table:table-cell office:value-type="float" office:value="146">
            <text:p>146</text:p>
          </table:table-cell>
          <table:table-cell office:value-type="float" office:value="1591571037">
            <text:p>1591571037</text:p>
          </table:table-cell>
          <table:table-cell office:value-type="string">
            <text:p>0 h, 0 m, 1 s, 591 ms, 571µs</text:p>
          </table:table-cell>
        </table:table-row>
      </table:table>
      <table:table table:name="Window Permutation k=4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31">
            <text:p>1031</text:p>
          </table:table-cell>
          <table:table-cell office:value-type="float" office:value="342">
            <text:p>342</text:p>
          </table:table-cell>
          <table:table-cell office:value-type="float" office:value="203936264">
            <text:p>203936264</text:p>
          </table:table-cell>
          <table:table-cell office:value-type="string">
            <text:p>0 h, 0 m, 0 s, 203 ms, 936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162">
            <text:p>162</text:p>
          </table:table-cell>
          <table:table-cell office:value-type="float" office:value="6562811">
            <text:p>6562811</text:p>
          </table:table-cell>
          <table:table-cell office:value-type="string">
            <text:p>0 h, 0 m, 0 s, 6 ms, 562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1961730">
            <text:p>1961730</text:p>
          </table:table-cell>
          <table:table-cell office:value-type="string">
            <text:p>0 h, 0 m, 0 s, 1 ms, 961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1538254">
            <text:p>1538254</text:p>
          </table:table-cell>
          <table:table-cell office:value-type="string">
            <text:p>0 h, 0 m, 0 s, 1 ms, 538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float" office:value="2428767">
            <text:p>2428767</text:p>
          </table:table-cell>
          <table:table-cell office:value-type="string">
            <text:p>0 h, 0 m, 0 s, 2 ms, 428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30531">
            <text:p>30531</text:p>
          </table:table-cell>
          <table:table-cell office:value-type="float" office:value="484">
            <text:p>484</text:p>
          </table:table-cell>
          <table:table-cell office:value-type="float" office:value="6199984534">
            <text:p>6199984534</text:p>
          </table:table-cell>
          <table:table-cell office:value-type="string">
            <text:p>0 h, 0 m, 6 s, 199 ms, 984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252">
            <text:p>252</text:p>
          </table:table-cell>
          <table:table-cell office:value-type="float" office:value="6582612">
            <text:p>6582612</text:p>
          </table:table-cell>
          <table:table-cell office:value-type="string">
            <text:p>0 h, 0 m, 0 s, 6 ms, 58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302">
            <text:p>302</text:p>
          </table:table-cell>
          <table:table-cell office:value-type="float" office:value="4966229">
            <text:p>4966229</text:p>
          </table:table-cell>
          <table:table-cell office:value-type="string">
            <text:p>0 h, 0 m, 0 s, 4 ms, 966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81">
            <text:p>181</text:p>
          </table:table-cell>
          <table:table-cell office:value-type="float" office:value="4786091">
            <text:p>4786091</text:p>
          </table:table-cell>
          <table:table-cell office:value-type="string">
            <text:p>0 h, 0 m, 0 s, 4 ms, 786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26621">
            <text:p>26621</text:p>
          </table:table-cell>
          <table:table-cell office:value-type="float" office:value="281">
            <text:p>281</text:p>
          </table:table-cell>
          <table:table-cell office:value-type="float" office:value="3285682865">
            <text:p>3285682865</text:p>
          </table:table-cell>
          <table:table-cell office:value-type="string">
            <text:p>0 h, 0 m, 3 s, 285 ms, 682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299">
            <text:p>299</text:p>
          </table:table-cell>
          <table:table-cell office:value-type="float" office:value="392">
            <text:p>392</text:p>
          </table:table-cell>
          <table:table-cell office:value-type="float" office:value="13281488">
            <text:p>13281488</text:p>
          </table:table-cell>
          <table:table-cell office:value-type="string">
            <text:p>0 h, 0 m, 0 s, 13 ms, 281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5">
            <text:p>195</text:p>
          </table:table-cell>
          <table:table-cell office:value-type="float" office:value="3906255">
            <text:p>3906255</text:p>
          </table:table-cell>
          <table:table-cell office:value-type="string">
            <text:p>0 h, 0 m, 0 s, 3 ms, 906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39">
            <text:p>339</text:p>
          </table:table-cell>
          <table:table-cell office:value-type="float" office:value="5129146">
            <text:p>5129146</text:p>
          </table:table-cell>
          <table:table-cell office:value-type="string">
            <text:p>0 h, 0 m, 0 s, 5 ms, 12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88">
            <text:p>188</text:p>
          </table:table-cell>
          <table:table-cell office:value-type="float" office:value="198">
            <text:p>198</text:p>
          </table:table-cell>
          <table:table-cell office:value-type="float" office:value="7465430">
            <text:p>7465430</text:p>
          </table:table-cell>
          <table:table-cell office:value-type="string">
            <text:p>0 h, 0 m, 0 s, 7 ms, 465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 office:value-type="float" office:value="210">
            <text:p>210</text:p>
          </table:table-cell>
          <table:table-cell office:value-type="float" office:value="4736215">
            <text:p>4736215</text:p>
          </table:table-cell>
          <table:table-cell office:value-type="string">
            <text:p>0 h, 0 m, 0 s, 4 ms, 73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26621">
            <text:p>26621</text:p>
          </table:table-cell>
          <table:table-cell office:value-type="float" office:value="281">
            <text:p>281</text:p>
          </table:table-cell>
          <table:table-cell office:value-type="float" office:value="2259075050">
            <text:p>2259075050</text:p>
          </table:table-cell>
          <table:table-cell office:value-type="string">
            <text:p>0 h, 0 m, 2 s, 259 ms, 75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317">
            <text:p>317</text:p>
          </table:table-cell>
          <table:table-cell office:value-type="float" office:value="5458060">
            <text:p>5458060</text:p>
          </table:table-cell>
          <table:table-cell office:value-type="string">
            <text:p>0 h, 0 m, 0 s, 5 ms, 458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string">
            <text:p>0 h, 0 m, 0 s, 0 ms, 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438">
            <text:p>438</text:p>
          </table:table-cell>
          <table:table-cell office:value-type="float" office:value="6022520">
            <text:p>6022520</text:p>
          </table:table-cell>
          <table:table-cell office:value-type="string">
            <text:p>0 h, 0 m, 0 s, 6 ms, 22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514811">
            <text:p>64514811</text:p>
          </table:table-cell>
          <table:table-cell office:value-type="string">
            <text:p>0 h, 0 m, 0 s, 64 ms, 514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65176">
            <text:p>1265176</text:p>
          </table:table-cell>
          <table:table-cell office:value-type="string">
            <text:p>0 h, 0 m, 0 s, 1 ms, 265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059">
            <text:p>1059</text:p>
          </table:table-cell>
          <table:table-cell office:value-type="float" office:value="315">
            <text:p>315</text:p>
          </table:table-cell>
          <table:table-cell office:value-type="float" office:value="49633415">
            <text:p>49633415</text:p>
          </table:table-cell>
          <table:table-cell office:value-type="string">
            <text:p>0 h, 0 m, 0 s, 49 ms, 633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23">
            <text:p>123</text:p>
          </table:table-cell>
          <table:table-cell office:value-type="float" office:value="213">
            <text:p>213</text:p>
          </table:table-cell>
          <table:table-cell office:value-type="float" office:value="5491658">
            <text:p>5491658</text:p>
          </table:table-cell>
          <table:table-cell office:value-type="string">
            <text:p>0 h, 0 m, 0 s, 5 ms, 491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240">
            <text:p>240</text:p>
          </table:table-cell>
          <table:table-cell office:value-type="float" office:value="2759481">
            <text:p>2759481</text:p>
          </table:table-cell>
          <table:table-cell office:value-type="string">
            <text:p>0 h, 0 m, 0 s, 2 ms, 759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249">
            <text:p>1249</text:p>
          </table:table-cell>
          <table:table-cell office:value-type="float" office:value="255">
            <text:p>255</text:p>
          </table:table-cell>
          <table:table-cell office:value-type="float" office:value="42308655">
            <text:p>42308655</text:p>
          </table:table-cell>
          <table:table-cell office:value-type="string">
            <text:p>0 h, 0 m, 0 s, 42 ms, 308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office:value-type="float" office:value="134270">
            <text:p>134270</text:p>
          </table:table-cell>
          <table:table-cell office:value-type="float" office:value="128358">
            <text:p>128358</text:p>
          </table:table-cell>
          <table:table-cell office:value-type="float" office:value="629">
            <text:p>629</text:p>
          </table:table-cell>
          <table:table-cell office:value-type="float" office:value="15757798369">
            <text:p>15757798369</text:p>
          </table:table-cell>
          <table:table-cell office:value-type="string">
            <text:p>0 h, 0 m, 15 s, 757 ms, 798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420">
            <text:p>420</text:p>
          </table:table-cell>
          <table:table-cell office:value-type="float" office:value="3898128">
            <text:p>3898128</text:p>
          </table:table-cell>
          <table:table-cell office:value-type="string">
            <text:p>0 h, 0 m, 0 s, 3 ms, 898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26621">
            <text:p>26621</text:p>
          </table:table-cell>
          <table:table-cell office:value-type="float" office:value="281">
            <text:p>281</text:p>
          </table:table-cell>
          <table:table-cell office:value-type="float" office:value="3093430411">
            <text:p>3093430411</text:p>
          </table:table-cell>
          <table:table-cell office:value-type="string">
            <text:p>0 h, 0 m, 3 s, 93 ms, 430µs</text:p>
          </table:table-cell>
        </table:table-row>
      </table:table>
      <table:table table:name="Window Permutation k=5" table:style-name="ta1">
        <table:table-column table:style-name="co3" table:number-columns-repeated="8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window_permutation</text:p>
          </table:table-cell>
          <table:table-cell office:value-type="float" office:value="1099">
            <text:p>1099</text:p>
          </table:table-cell>
          <table:table-cell office:value-type="float" office:value="1025">
            <text:p>1025</text:p>
          </table:table-cell>
          <table:table-cell office:value-type="float" office:value="552">
            <text:p>552</text:p>
          </table:table-cell>
          <table:table-cell office:value-type="float" office:value="121366898">
            <text:p>121366898</text:p>
          </table:table-cell>
          <table:table-cell office:value-type="string">
            <text:p>0 h, 0 m, 0 s, 121 ms, 366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window_permutation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250">
            <text:p>250</text:p>
          </table:table-cell>
          <table:table-cell office:value-type="float" office:value="6754246">
            <text:p>6754246</text:p>
          </table:table-cell>
          <table:table-cell office:value-type="string">
            <text:p>0 h, 0 m, 0 s, 6 ms, 754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float" office:value="2302871">
            <text:p>2302871</text:p>
          </table:table-cell>
          <table:table-cell office:value-type="string">
            <text:p>0 h, 0 m, 0 s, 2 ms, 302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window_permutation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1706197">
            <text:p>1706197</text:p>
          </table:table-cell>
          <table:table-cell office:value-type="string">
            <text:p>0 h, 0 m, 0 s, 1 ms, 706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220">
            <text:p>220</text:p>
          </table:table-cell>
          <table:table-cell office:value-type="float" office:value="2802194">
            <text:p>2802194</text:p>
          </table:table-cell>
          <table:table-cell office:value-type="string">
            <text:p>0 h, 0 m, 0 s, 2 ms, 802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window_permutation</text:p>
          </table:table-cell>
          <table:table-cell office:value-type="float" office:value="31519">
            <text:p>31519</text:p>
          </table:table-cell>
          <table:table-cell office:value-type="float" office:value="28527">
            <text:p>28527</text:p>
          </table:table-cell>
          <table:table-cell office:value-type="float" office:value="788">
            <text:p>788</text:p>
          </table:table-cell>
          <table:table-cell office:value-type="float" office:value="12763319258">
            <text:p>12763319258</text:p>
          </table:table-cell>
          <table:table-cell office:value-type="string">
            <text:p>0 h, 0 m, 12 s, 763 ms, 319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window_permutation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411">
            <text:p>411</text:p>
          </table:table-cell>
          <table:table-cell office:value-type="float" office:value="9200611">
            <text:p>9200611</text:p>
          </table:table-cell>
          <table:table-cell office:value-type="string">
            <text:p>0 h, 0 m, 0 s, 9 ms, 200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window_permutation</text:p>
          </table:table-cell>
          <table:table-cell table:number-columns-repeated="2" office:value-type="float" office:value="34">
            <text:p>34</text:p>
          </table:table-cell>
          <table:table-cell office:value-type="float" office:value="492">
            <text:p>492</text:p>
          </table:table-cell>
          <table:table-cell office:value-type="float" office:value="5103707">
            <text:p>5103707</text:p>
          </table:table-cell>
          <table:table-cell office:value-type="string">
            <text:p>0 h, 0 m, 0 s, 5 ms, 103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window_permutation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81">
            <text:p>281</text:p>
          </table:table-cell>
          <table:table-cell office:value-type="float" office:value="4983628">
            <text:p>4983628</text:p>
          </table:table-cell>
          <table:table-cell office:value-type="string">
            <text:p>0 h, 0 m, 0 s, 4 ms, 983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19453">
            <text:p>19453</text:p>
          </table:table-cell>
          <table:table-cell office:value-type="float" office:value="447">
            <text:p>447</text:p>
          </table:table-cell>
          <table:table-cell office:value-type="float" office:value="3980401610">
            <text:p>3980401610</text:p>
          </table:table-cell>
          <table:table-cell office:value-type="string">
            <text:p>0 h, 0 m, 3 s, 980 ms, 401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window_permutation</text:p>
          </table:table-cell>
          <table:table-cell office:value-type="float" office:value="311">
            <text:p>311</text:p>
          </table:table-cell>
          <table:table-cell office:value-type="float" office:value="291">
            <text:p>291</text:p>
          </table:table-cell>
          <table:table-cell office:value-type="float" office:value="631">
            <text:p>631</text:p>
          </table:table-cell>
          <table:table-cell office:value-type="float" office:value="16276292">
            <text:p>16276292</text:p>
          </table:table-cell>
          <table:table-cell office:value-type="string">
            <text:p>0 h, 0 m, 0 s, 16 ms, 276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03">
            <text:p>303</text:p>
          </table:table-cell>
          <table:table-cell office:value-type="float" office:value="2679042">
            <text:p>2679042</text:p>
          </table:table-cell>
          <table:table-cell office:value-type="string">
            <text:p>0 h, 0 m, 0 s, 2 ms, 679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549">
            <text:p>549</text:p>
          </table:table-cell>
          <table:table-cell office:value-type="float" office:value="6790179">
            <text:p>6790179</text:p>
          </table:table-cell>
          <table:table-cell office:value-type="string">
            <text:p>0 h, 0 m, 0 s, 6 ms, 790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window_permutation</text:p>
          </table:table-cell>
          <table:table-cell office:value-type="float" office:value="203">
            <text:p>203</text:p>
          </table:table-cell>
          <table:table-cell office:value-type="float" office:value="184">
            <text:p>184</text:p>
          </table:table-cell>
          <table:table-cell office:value-type="float" office:value="312">
            <text:p>312</text:p>
          </table:table-cell>
          <table:table-cell office:value-type="float" office:value="9023688">
            <text:p>9023688</text:p>
          </table:table-cell>
          <table:table-cell office:value-type="string">
            <text:p>0 h, 0 m, 0 s, 9 ms, 2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window_permutation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324">
            <text:p>324</text:p>
          </table:table-cell>
          <table:table-cell office:value-type="float" office:value="4866101">
            <text:p>4866101</text:p>
          </table:table-cell>
          <table:table-cell office:value-type="string">
            <text:p>0 h, 0 m, 0 s, 4 ms, 866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19453">
            <text:p>19453</text:p>
          </table:table-cell>
          <table:table-cell office:value-type="float" office:value="447">
            <text:p>447</text:p>
          </table:table-cell>
          <table:table-cell office:value-type="float" office:value="3875764262">
            <text:p>3875764262</text:p>
          </table:table-cell>
          <table:table-cell office:value-type="string">
            <text:p>0 h, 0 m, 3 s, 875 ms, 764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508">
            <text:p>508</text:p>
          </table:table-cell>
          <table:table-cell office:value-type="float" office:value="6026052">
            <text:p>6026052</text:p>
          </table:table-cell>
          <table:table-cell office:value-type="string">
            <text:p>0 h, 0 m, 0 s, 6 ms, 26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window_permutatio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string">
            <text:p>0 h, 0 m, 0 s, 0 ms, 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window_permuta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712">
            <text:p>712</text:p>
          </table:table-cell>
          <table:table-cell office:value-type="float" office:value="7162165">
            <text:p>7162165</text:p>
          </table:table-cell>
          <table:table-cell office:value-type="string">
            <text:p>0 h, 0 m, 0 s, 7 ms, 162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328900">
            <text:p>103328900</text:p>
          </table:table-cell>
          <table:table-cell office:value-type="string">
            <text:p>0 h, 0 m, 0 s, 103 ms, 328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76953">
            <text:p>1076953</text:p>
          </table:table-cell>
          <table:table-cell office:value-type="string">
            <text:p>0 h, 0 m, 0 s, 1 ms, 76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window_permutation</text:p>
          </table:table-cell>
          <table:table-cell office:value-type="float" office:value="1195">
            <text:p>1195</text:p>
          </table:table-cell>
          <table:table-cell office:value-type="float" office:value="1021">
            <text:p>1021</text:p>
          </table:table-cell>
          <table:table-cell office:value-type="float" office:value="511">
            <text:p>511</text:p>
          </table:table-cell>
          <table:table-cell office:value-type="float" office:value="65451469">
            <text:p>65451469</text:p>
          </table:table-cell>
          <table:table-cell office:value-type="string">
            <text:p>0 h, 0 m, 0 s, 65 ms, 451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office:value-type="float" office:value="157">
            <text:p>157</text:p>
          </table:table-cell>
          <table:table-cell office:value-type="float" office:value="115">
            <text:p>115</text:p>
          </table:table-cell>
          <table:table-cell office:value-type="float" office:value="350">
            <text:p>350</text:p>
          </table:table-cell>
          <table:table-cell office:value-type="float" office:value="5720500">
            <text:p>5720500</text:p>
          </table:table-cell>
          <table:table-cell office:value-type="string">
            <text:p>0 h, 0 m, 0 s, 5 ms, 720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380">
            <text:p>380</text:p>
          </table:table-cell>
          <table:table-cell office:value-type="float" office:value="2471417">
            <text:p>2471417</text:p>
          </table:table-cell>
          <table:table-cell office:value-type="string">
            <text:p>0 h, 0 m, 0 s, 2 ms, 471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window_permutation</text:p>
          </table:table-cell>
          <table:table-cell office:value-type="float" office:value="1409">
            <text:p>1409</text:p>
          </table:table-cell>
          <table:table-cell office:value-type="float" office:value="1169">
            <text:p>1169</text:p>
          </table:table-cell>
          <table:table-cell office:value-type="float" office:value="407">
            <text:p>407</text:p>
          </table:table-cell>
          <table:table-cell office:value-type="float" office:value="49204537">
            <text:p>49204537</text:p>
          </table:table-cell>
          <table:table-cell office:value-type="string">
            <text:p>0 h, 0 m, 0 s, 49 ms, 204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window_permutation</text:p>
          </table:table-cell>
          <table:table-cell table:number-columns-repeated="2" office:value-type="float" office:value="134270">
            <text:p>134270</text:p>
          </table:table-cell>
          <table:table-cell office:value-type="float" office:value="1022">
            <text:p>1022</text:p>
          </table:table-cell>
          <table:table-cell office:value-type="float" office:value="30930623758">
            <text:p>30930623758</text:p>
          </table:table-cell>
          <table:table-cell office:value-type="string">
            <text:p>0 h, 0 m, 30 s, 930 ms, 623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window_permutation</text:p>
          </table:table-cell>
          <table:table-cell table:number-columns-repeated="2" office:value-type="float" office:value="42">
            <text:p>42</text:p>
          </table:table-cell>
          <table:table-cell office:value-type="float" office:value="684">
            <text:p>684</text:p>
          </table:table-cell>
          <table:table-cell office:value-type="float" office:value="3804125">
            <text:p>3804125</text:p>
          </table:table-cell>
          <table:table-cell office:value-type="string">
            <text:p>0 h, 0 m, 0 s, 3 ms, 80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window_permutation</text:p>
          </table:table-cell>
          <table:table-cell office:value-type="float" office:value="40957">
            <text:p>40957</text:p>
          </table:table-cell>
          <table:table-cell office:value-type="float" office:value="19453">
            <text:p>19453</text:p>
          </table:table-cell>
          <table:table-cell office:value-type="float" office:value="447">
            <text:p>447</text:p>
          </table:table-cell>
          <table:table-cell office:value-type="float" office:value="3611464227">
            <text:p>3611464227</text:p>
          </table:table-cell>
          <table:table-cell office:value-type="string">
            <text:p>0 h, 0 m, 3 s, 611 ms, 464µs</text:p>
          </table:table-cell>
        </table:table-row>
      </table:table>
      <table:table table:name="RandomSwapper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row table:style-name="ro3">
          <table:table-cell table:style-name="ce1" office:value-type="string" table:number-columns-spanned="8" table:number-rows-spanned="1">
            <text:p>Random Swapper seed=10 iterations=1000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random_swapper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144">
            <text:p>144</text:p>
          </table:table-cell>
          <table:table-cell office:value-type="float" office:value="199338316">
            <text:p>199338316</text:p>
          </table:table-cell>
          <table:table-cell office:value-type="string">
            <text:p>0 h, 0 m, 0 s, 199 ms, 338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random_swapper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16252924">
            <text:p>16252924</text:p>
          </table:table-cell>
          <table:table-cell office:value-type="string">
            <text:p>0 h, 0 m, 0 s, 16 ms, 252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4657634">
            <text:p>4657634</text:p>
          </table:table-cell>
          <table:table-cell office:value-type="string">
            <text:p>0 h, 0 m, 0 s, 4 ms, 657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random_swapper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float" office:value="4969101">
            <text:p>4969101</text:p>
          </table:table-cell>
          <table:table-cell office:value-type="string">
            <text:p>0 h, 0 m, 0 s, 4 ms, 969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14">
            <text:p>114</text:p>
          </table:table-cell>
          <table:table-cell office:value-type="float" office:value="6172642">
            <text:p>6172642</text:p>
          </table:table-cell>
          <table:table-cell office:value-type="string">
            <text:p>0 h, 0 m, 0 s, 6 ms, 172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random_swapper</text:p>
          </table:table-cell>
          <table:table-cell office:value-type="float" office:value="31519">
            <text:p>31519</text:p>
          </table:table-cell>
          <table:table-cell office:value-type="float" office:value="31229">
            <text:p>31229</text:p>
          </table:table-cell>
          <table:table-cell office:value-type="float" office:value="128">
            <text:p>128</text:p>
          </table:table-cell>
          <table:table-cell office:value-type="float" office:value="1746784493">
            <text:p>1746784493</text:p>
          </table:table-cell>
          <table:table-cell office:value-type="string">
            <text:p>0 h, 0 m, 1 s, 746 ms, 784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random_swapper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764582">
            <text:p>1764582</text:p>
          </table:table-cell>
          <table:table-cell office:value-type="string">
            <text:p>0 h, 0 m, 0 s, 1 ms, 764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float" office:value="1694580">
            <text:p>1694580</text:p>
          </table:table-cell>
          <table:table-cell office:value-type="string">
            <text:p>0 h, 0 m, 0 s, 1 ms, 694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random_swapper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float" office:value="2154026">
            <text:p>2154026</text:p>
          </table:table-cell>
          <table:table-cell office:value-type="string">
            <text:p>0 h, 0 m, 0 s, 2 ms, 15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2763">
            <text:p>32763</text:p>
          </table:table-cell>
          <table:table-cell office:value-type="float" office:value="125">
            <text:p>125</text:p>
          </table:table-cell>
          <table:table-cell office:value-type="float" office:value="1318933576">
            <text:p>1318933576</text:p>
          </table:table-cell>
          <table:table-cell office:value-type="string">
            <text:p>0 h, 0 m, 1 s, 318 ms, 933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random_swapper</text:p>
          </table:table-cell>
          <table:table-cell office:value-type="float" office:value="311">
            <text:p>311</text:p>
          </table:table-cell>
          <table:table-cell office:value-type="float" office:value="294">
            <text:p>294</text:p>
          </table:table-cell>
          <table:table-cell office:value-type="float" office:value="128">
            <text:p>128</text:p>
          </table:table-cell>
          <table:table-cell office:value-type="float" office:value="6054993">
            <text:p>6054993</text:p>
          </table:table-cell>
          <table:table-cell office:value-type="string">
            <text:p>0 h, 0 m, 0 s, 6 ms, 54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18">
            <text:p>118</text:p>
          </table:table-cell>
          <table:table-cell office:value-type="float" office:value="3161787">
            <text:p>3161787</text:p>
          </table:table-cell>
          <table:table-cell office:value-type="string">
            <text:p>0 h, 0 m, 0 s, 3 ms, 161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1989484">
            <text:p>1989484</text:p>
          </table:table-cell>
          <table:table-cell office:value-type="string">
            <text:p>0 h, 0 m, 0 s, 1 ms, 98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office:value-type="float" office:value="203">
            <text:p>203</text:p>
          </table:table-cell>
          <table:table-cell office:value-type="float" office:value="147">
            <text:p>147</text:p>
          </table:table-cell>
          <table:table-cell office:value-type="float" office:value="103">
            <text:p>103</text:p>
          </table:table-cell>
          <table:table-cell office:value-type="float" office:value="6967695">
            <text:p>6967695</text:p>
          </table:table-cell>
          <table:table-cell office:value-type="string">
            <text:p>0 h, 0 m, 0 s, 6 ms, 967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random_swapper</text:p>
          </table:table-cell>
          <table:table-cell office:value-type="float" office:value="144">
            <text:p>144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3125312">
            <text:p>3125312</text:p>
          </table:table-cell>
          <table:table-cell office:value-type="string">
            <text:p>0 h, 0 m, 0 s, 3 ms, 125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20477">
            <text:p>20477</text:p>
          </table:table-cell>
          <table:table-cell office:value-type="float" office:value="107">
            <text:p>107</text:p>
          </table:table-cell>
          <table:table-cell office:value-type="float" office:value="1116478164">
            <text:p>1116478164</text:p>
          </table:table-cell>
          <table:table-cell office:value-type="string">
            <text:p>0 h, 0 m, 1 s, 116 ms, 478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 office:value-type="float" office:value="2197132">
            <text:p>2197132</text:p>
          </table:table-cell>
          <table:table-cell office:value-type="string">
            <text:p>0 h, 0 m, 0 s, 2 ms, 197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random_swapper</text:p>
          </table:table-cell>
          <table:table-cell table:number-columns-repeated="2"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713605">
            <text:p>713605</text:p>
          </table:table-cell>
          <table:table-cell office:value-type="string">
            <text:p>0 h, 0 m, 0 s, 0 ms, 713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random_swapper</text:p>
          </table:table-cell>
          <table:table-cell table:number-columns-repeated="2" office:value-type="float" office:value="43">
            <text:p>43</text:p>
          </table:table-cell>
          <table:table-cell office:value-type="float" office:value="120">
            <text:p>120</text:p>
          </table:table-cell>
          <table:table-cell office:value-type="float" office:value="2203659">
            <text:p>2203659</text:p>
          </table:table-cell>
          <table:table-cell office:value-type="string">
            <text:p>0 h, 0 m, 0 s, 2 ms, 203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324348288">
            <text:p>324348288</text:p>
          </table:table-cell>
          <table:table-cell office:value-type="string">
            <text:p>0 h, 0 m, 0 s, 324 ms, 348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6798">
            <text:p>616798</text:p>
          </table:table-cell>
          <table:table-cell office:value-type="string">
            <text:p>0 h, 0 m, 0 s, 0 ms, 616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195">
            <text:p>1195</text:p>
          </table:table-cell>
          <table:table-cell office:value-type="float" office:value="1069">
            <text:p>1069</text:p>
          </table:table-cell>
          <table:table-cell office:value-type="float" office:value="123">
            <text:p>123</text:p>
          </table:table-cell>
          <table:table-cell office:value-type="float" office:value="25454440">
            <text:p>25454440</text:p>
          </table:table-cell>
          <table:table-cell office:value-type="string">
            <text:p>0 h, 0 m, 0 s, 25 ms, 454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office:value-type="float" office:value="157">
            <text:p>157</text:p>
          </table:table-cell>
          <table:table-cell office:value-type="float" office:value="136">
            <text:p>136</text:p>
          </table:table-cell>
          <table:table-cell office:value-type="float" office:value="91">
            <text:p>91</text:p>
          </table:table-cell>
          <table:table-cell office:value-type="float" office:value="3272573">
            <text:p>3272573</text:p>
          </table:table-cell>
          <table:table-cell office:value-type="string">
            <text:p>0 h, 0 m, 0 s, 3 ms, 272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float" office:value="1852399">
            <text:p>1852399</text:p>
          </table:table-cell>
          <table:table-cell office:value-type="string">
            <text:p>0 h, 0 m, 0 s, 1 ms, 852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office:value-type="float" office:value="1409">
            <text:p>1409</text:p>
          </table:table-cell>
          <table:table-cell office:value-type="float" office:value="824">
            <text:p>824</text:p>
          </table:table-cell>
          <table:table-cell office:value-type="float" office:value="97">
            <text:p>97</text:p>
          </table:table-cell>
          <table:table-cell office:value-type="float" office:value="15147696">
            <text:p>15147696</text:p>
          </table:table-cell>
          <table:table-cell office:value-type="string">
            <text:p>0 h, 0 m, 0 s, 15 ms, 147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random_swapper</text:p>
          </table:table-cell>
          <table:table-cell table:number-columns-repeated="2" office:value-type="float" office:value="134270">
            <text:p>134270</text:p>
          </table:table-cell>
          <table:table-cell office:value-type="float" office:value="144">
            <text:p>144</text:p>
          </table:table-cell>
          <table:table-cell office:value-type="float" office:value="3263921292">
            <text:p>3263921292</text:p>
          </table:table-cell>
          <table:table-cell office:value-type="string">
            <text:p>0 h, 0 m, 3 s, 263 ms, 921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32">
            <text:p>132</text:p>
          </table:table-cell>
          <table:table-cell office:value-type="float" office:value="1535869">
            <text:p>1535869</text:p>
          </table:table-cell>
          <table:table-cell office:value-type="string">
            <text:p>0 h, 0 m, 0 s, 1 ms, 535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2765">
            <text:p>32765</text:p>
          </table:table-cell>
          <table:table-cell office:value-type="float" office:value="123">
            <text:p>123</text:p>
          </table:table-cell>
          <table:table-cell office:value-type="float" office:value="1211685977">
            <text:p>1211685977</text:p>
          </table:table-cell>
          <table:table-cell office:value-type="string">
            <text:p>0 h, 0 m, 1 s, 211 ms, 685µs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Random Swapper seed=327489 iterations=1000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random_swapper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1103">
            <text:p>1103</text:p>
          </table:table-cell>
          <table:table-cell office:value-type="float" office:value="333590686">
            <text:p>333590686</text:p>
          </table:table-cell>
          <table:table-cell office:value-type="string">
            <text:p>0 h, 0 m, 0 s, 333 ms, 590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random_swapper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1029">
            <text:p>1029</text:p>
          </table:table-cell>
          <table:table-cell office:value-type="float" office:value="26024176">
            <text:p>26024176</text:p>
          </table:table-cell>
          <table:table-cell office:value-type="string">
            <text:p>0 h, 0 m, 0 s, 26 ms, 24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4">
            <text:p>1004</text:p>
          </table:table-cell>
          <table:table-cell office:value-type="float" office:value="11605212">
            <text:p>11605212</text:p>
          </table:table-cell>
          <table:table-cell office:value-type="string">
            <text:p>0 h, 0 m, 0 s, 11 ms, 605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random_swapper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954">
            <text:p>954</text:p>
          </table:table-cell>
          <table:table-cell office:value-type="float" office:value="10915242">
            <text:p>10915242</text:p>
          </table:table-cell>
          <table:table-cell office:value-type="string">
            <text:p>0 h, 0 m, 0 s, 10 ms, 915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04">
            <text:p>1004</text:p>
          </table:table-cell>
          <table:table-cell office:value-type="float" office:value="13868185">
            <text:p>13868185</text:p>
          </table:table-cell>
          <table:table-cell office:value-type="string">
            <text:p>0 h, 0 m, 0 s, 13 ms, 868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random_swapper</text:p>
          </table:table-cell>
          <table:table-cell office:value-type="float" office:value="31519">
            <text:p>31519</text:p>
          </table:table-cell>
          <table:table-cell office:value-type="float" office:value="32660">
            <text:p>32660</text:p>
          </table:table-cell>
          <table:table-cell office:value-type="float" office:value="1120">
            <text:p>1120</text:p>
          </table:table-cell>
          <table:table-cell office:value-type="float" office:value="31576249399">
            <text:p>31576249399</text:p>
          </table:table-cell>
          <table:table-cell office:value-type="string">
            <text:p>0 h, 0 m, 31 s, 576 ms, 249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random_swapper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571">
            <text:p>571</text:p>
          </table:table-cell>
          <table:table-cell office:value-type="float" office:value="8884170">
            <text:p>8884170</text:p>
          </table:table-cell>
          <table:table-cell office:value-type="string">
            <text:p>0 h, 0 m, 0 s, 8 ms, 884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790">
            <text:p>790</text:p>
          </table:table-cell>
          <table:table-cell office:value-type="float" office:value="7535836">
            <text:p>7535836</text:p>
          </table:table-cell>
          <table:table-cell office:value-type="string">
            <text:p>0 h, 0 m, 0 s, 7 ms, 535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random_swapper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1021">
            <text:p>1021</text:p>
          </table:table-cell>
          <table:table-cell office:value-type="float" office:value="13078447">
            <text:p>13078447</text:p>
          </table:table-cell>
          <table:table-cell office:value-type="string">
            <text:p>0 h, 0 m, 0 s, 13 ms, 78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239">
            <text:p>3239</text:p>
          </table:table-cell>
          <table:table-cell office:value-type="float" office:value="1050">
            <text:p>1050</text:p>
          </table:table-cell>
          <table:table-cell office:value-type="float" office:value="3420474539">
            <text:p>3420474539</text:p>
          </table:table-cell>
          <table:table-cell office:value-type="string">
            <text:p>0 h, 0 m, 3 s, 420 ms, 474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random_swapper</text:p>
          </table:table-cell>
          <table:table-cell office:value-type="float" office:value="311">
            <text:p>311</text:p>
          </table:table-cell>
          <table:table-cell office:value-type="float" office:value="288">
            <text:p>288</text:p>
          </table:table-cell>
          <table:table-cell office:value-type="float" office:value="1023">
            <text:p>1023</text:p>
          </table:table-cell>
          <table:table-cell office:value-type="float" office:value="24775195">
            <text:p>24775195</text:p>
          </table:table-cell>
          <table:table-cell office:value-type="string">
            <text:p>0 h, 0 m, 0 s, 24 ms, 77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32">
            <text:p>1032</text:p>
          </table:table-cell>
          <table:table-cell office:value-type="float" office:value="8364548">
            <text:p>8364548</text:p>
          </table:table-cell>
          <table:table-cell office:value-type="string">
            <text:p>0 h, 0 m, 0 s, 8 ms, 364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40">
            <text:p>40</text:p>
          </table:table-cell>
          <table:table-cell office:value-type="float" office:value="656">
            <text:p>656</text:p>
          </table:table-cell>
          <table:table-cell office:value-type="float" office:value="5593898">
            <text:p>5593898</text:p>
          </table:table-cell>
          <table:table-cell office:value-type="string">
            <text:p>0 h, 0 m, 0 s, 5 ms, 593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office:value-type="float" office:value="203">
            <text:p>203</text:p>
          </table:table-cell>
          <table:table-cell office:value-type="float" office:value="120">
            <text:p>120</text:p>
          </table:table-cell>
          <table:table-cell office:value-type="float" office:value="1041">
            <text:p>1041</text:p>
          </table:table-cell>
          <table:table-cell office:value-type="float" office:value="24258603">
            <text:p>24258603</text:p>
          </table:table-cell>
          <table:table-cell office:value-type="string">
            <text:p>0 h, 0 m, 0 s, 24 ms, 258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random_swapper</text:p>
          </table:table-cell>
          <table:table-cell office:value-type="float" office:value="144">
            <text:p>144</text:p>
          </table:table-cell>
          <table:table-cell office:value-type="float" office:value="114">
            <text:p>114</text:p>
          </table:table-cell>
          <table:table-cell office:value-type="float" office:value="1041">
            <text:p>1041</text:p>
          </table:table-cell>
          <table:table-cell office:value-type="float" office:value="12920566">
            <text:p>12920566</text:p>
          </table:table-cell>
          <table:table-cell office:value-type="string">
            <text:p>0 h, 0 m, 0 s, 12 ms, 920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077">
            <text:p>3077</text:p>
          </table:table-cell>
          <table:table-cell office:value-type="float" office:value="1046">
            <text:p>1046</text:p>
          </table:table-cell>
          <table:table-cell office:value-type="float" office:value="3038266877">
            <text:p>3038266877</text:p>
          </table:table-cell>
          <table:table-cell office:value-type="string">
            <text:p>0 h, 0 m, 3 s, 38 ms, 266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090">
            <text:p>1090</text:p>
          </table:table-cell>
          <table:table-cell office:value-type="float" office:value="11590377">
            <text:p>11590377</text:p>
          </table:table-cell>
          <table:table-cell office:value-type="string">
            <text:p>0 h, 0 m, 0 s, 11 ms, 590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random_swapper</text:p>
          </table:table-cell>
          <table:table-cell table:number-columns-repeated="2" office:value-type="float" office:value="6">
            <text:p>6</text:p>
          </table:table-cell>
          <table:table-cell office:value-type="float" office:value="694">
            <text:p>694</text:p>
          </table:table-cell>
          <table:table-cell office:value-type="float" office:value="3585385">
            <text:p>3585385</text:p>
          </table:table-cell>
          <table:table-cell office:value-type="string">
            <text:p>0 h, 0 m, 0 s, 3 ms, 585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random_swapper</text:p>
          </table:table-cell>
          <table:table-cell table:number-columns-repeated="2" office:value-type="float" office:value="43">
            <text:p>43</text:p>
          </table:table-cell>
          <table:table-cell office:value-type="float" office:value="998">
            <text:p>998</text:p>
          </table:table-cell>
          <table:table-cell office:value-type="float" office:value="8824209">
            <text:p>8824209</text:p>
          </table:table-cell>
          <table:table-cell office:value-type="string">
            <text:p>0 h, 0 m, 0 s, 8 ms, 824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5657211">
            <text:p>215657211</text:p>
          </table:table-cell>
          <table:table-cell office:value-type="string">
            <text:p>0 h, 0 m, 0 s, 215 ms, 657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34648">
            <text:p>2234648</text:p>
          </table:table-cell>
          <table:table-cell office:value-type="string">
            <text:p>0 h, 0 m, 0 s, 2 ms, 234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195">
            <text:p>1195</text:p>
          </table:table-cell>
          <table:table-cell office:value-type="float" office:value="400">
            <text:p>400</text:p>
          </table:table-cell>
          <table:table-cell office:value-type="float" office:value="942">
            <text:p>942</text:p>
          </table:table-cell>
          <table:table-cell office:value-type="float" office:value="109309669">
            <text:p>109309669</text:p>
          </table:table-cell>
          <table:table-cell office:value-type="string">
            <text:p>0 h, 0 m, 0 s, 109 ms, 309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office:value-type="float" office:value="157">
            <text:p>157</text:p>
          </table:table-cell>
          <table:table-cell office:value-type="float" office:value="91">
            <text:p>91</text:p>
          </table:table-cell>
          <table:table-cell office:value-type="float" office:value="896">
            <text:p>896</text:p>
          </table:table-cell>
          <table:table-cell office:value-type="float" office:value="13095868">
            <text:p>13095868</text:p>
          </table:table-cell>
          <table:table-cell office:value-type="string">
            <text:p>0 h, 0 m, 0 s, 13 ms, 95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062">
            <text:p>1062</text:p>
          </table:table-cell>
          <table:table-cell office:value-type="float" office:value="13728867">
            <text:p>13728867</text:p>
          </table:table-cell>
          <table:table-cell office:value-type="string">
            <text:p>0 h, 0 m, 0 s, 13 ms, 728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office:value-type="float" office:value="1409">
            <text:p>1409</text:p>
          </table:table-cell>
          <table:table-cell office:value-type="float" office:value="306">
            <text:p>306</text:p>
          </table:table-cell>
          <table:table-cell office:value-type="float" office:value="974">
            <text:p>974</text:p>
          </table:table-cell>
          <table:table-cell office:value-type="float" office:value="59613805">
            <text:p>59613805</text:p>
          </table:table-cell>
          <table:table-cell office:value-type="string">
            <text:p>0 h, 0 m, 0 s, 59 ms, 613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random_swapper</text:p>
          </table:table-cell>
          <table:table-cell office:value-type="float" office:value="134270">
            <text:p>134270</text:p>
          </table:table-cell>
          <table:table-cell office:value-type="float" office:value="131320">
            <text:p>131320</text:p>
          </table:table-cell>
          <table:table-cell office:value-type="float" office:value="1159">
            <text:p>1159</text:p>
          </table:table-cell>
          <table:table-cell office:value-type="float" office:value="48541524525">
            <text:p>48541524525</text:p>
          </table:table-cell>
          <table:table-cell office:value-type="string">
            <text:p>0 h, 0 m, 48 s, 541 ms, 524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012">
            <text:p>1012</text:p>
          </table:table-cell>
          <table:table-cell office:value-type="float" office:value="5514642">
            <text:p>5514642</text:p>
          </table:table-cell>
          <table:table-cell office:value-type="string">
            <text:p>0 h, 0 m, 0 s, 5 ms, 514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3077">
            <text:p>3077</text:p>
          </table:table-cell>
          <table:table-cell office:value-type="float" office:value="1046">
            <text:p>1046</text:p>
          </table:table-cell>
          <table:table-cell office:value-type="float" office:value="2981775611">
            <text:p>2981775611</text:p>
          </table:table-cell>
          <table:table-cell office:value-type="string">
            <text:p>0 h, 0 m, 2 s, 981 ms, 775µ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Random Swapper seed=121481 iterations=1000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random_swapper</text:p>
          </table:table-cell>
          <table:table-cell office:value-type="float" office:value="1099">
            <text:p>1099</text:p>
          </table:table-cell>
          <table:table-cell office:value-type="float" office:value="1039">
            <text:p>1039</text:p>
          </table:table-cell>
          <table:table-cell office:value-type="float" office:value="1067">
            <text:p>1067</text:p>
          </table:table-cell>
          <table:table-cell office:value-type="float" office:value="263181650">
            <text:p>263181650</text:p>
          </table:table-cell>
          <table:table-cell office:value-type="string">
            <text:p>0 h, 0 m, 0 s, 263 ms, 181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random_swapper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999">
            <text:p>999</text:p>
          </table:table-cell>
          <table:table-cell office:value-type="float" office:value="22880794">
            <text:p>22880794</text:p>
          </table:table-cell>
          <table:table-cell office:value-type="string">
            <text:p>0 h, 0 m, 0 s, 22 ms, 880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8">
            <text:p>1008</text:p>
          </table:table-cell>
          <table:table-cell office:value-type="float" office:value="10266677">
            <text:p>10266677</text:p>
          </table:table-cell>
          <table:table-cell office:value-type="string">
            <text:p>0 h, 0 m, 0 s, 10 ms, 266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random_swapp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3635829">
            <text:p>13635829</text:p>
          </table:table-cell>
          <table:table-cell office:value-type="string">
            <text:p>0 h, 0 m, 0 s, 13 ms, 635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08">
            <text:p>1008</text:p>
          </table:table-cell>
          <table:table-cell office:value-type="float" office:value="12280162">
            <text:p>12280162</text:p>
          </table:table-cell>
          <table:table-cell office:value-type="string">
            <text:p>0 h, 0 m, 0 s, 12 ms, 280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random_swapper</text:p>
          </table:table-cell>
          <table:table-cell office:value-type="float" office:value="31519">
            <text:p>31519</text:p>
          </table:table-cell>
          <table:table-cell office:value-type="float" office:value="34410">
            <text:p>34410</text:p>
          </table:table-cell>
          <table:table-cell office:value-type="float" office:value="1086">
            <text:p>1086</text:p>
          </table:table-cell>
          <table:table-cell office:value-type="float" office:value="23566216393">
            <text:p>23566216393</text:p>
          </table:table-cell>
          <table:table-cell office:value-type="string">
            <text:p>0 h, 0 m, 23 s, 566 ms, 216µs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random_swapper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525">
            <text:p>525</text:p>
          </table:table-cell>
          <table:table-cell office:value-type="float" office:value="7872050">
            <text:p>7872050</text:p>
          </table:table-cell>
          <table:table-cell office:value-type="string">
            <text:p>0 h, 0 m, 0 s, 7 ms, 87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778">
            <text:p>778</text:p>
          </table:table-cell>
          <table:table-cell office:value-type="float" office:value="6163806">
            <text:p>6163806</text:p>
          </table:table-cell>
          <table:table-cell office:value-type="string">
            <text:p>0 h, 0 m, 0 s, 6 ms, 163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random_swapper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1013">
            <text:p>1013</text:p>
          </table:table-cell>
          <table:table-cell office:value-type="float" office:value="10778815">
            <text:p>10778815</text:p>
          </table:table-cell>
          <table:table-cell office:value-type="string">
            <text:p>0 h, 0 m, 0 s, 10 ms, 778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1767">
            <text:p>1767</text:p>
          </table:table-cell>
          <table:table-cell office:value-type="float" office:value="986">
            <text:p>986</text:p>
          </table:table-cell>
          <table:table-cell office:value-type="float" office:value="3678817465">
            <text:p>3678817465</text:p>
          </table:table-cell>
          <table:table-cell office:value-type="string">
            <text:p>0 h, 0 m, 3 s, 678 ms, 817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random_swapper</text:p>
          </table:table-cell>
          <table:table-cell office:value-type="float" office:value="311">
            <text:p>311</text:p>
          </table:table-cell>
          <table:table-cell office:value-type="float" office:value="299">
            <text:p>299</text:p>
          </table:table-cell>
          <table:table-cell office:value-type="float" office:value="1040">
            <text:p>1040</text:p>
          </table:table-cell>
          <table:table-cell office:value-type="float" office:value="26283961">
            <text:p>26283961</text:p>
          </table:table-cell>
          <table:table-cell office:value-type="string">
            <text:p>0 h, 0 m, 0 s, 26 ms, 283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table:number-columns-repeated="2" office:value-type="float" office:value="34">
            <text:p>34</text:p>
          </table:table-cell>
          <table:table-cell office:value-type="float" office:value="1006">
            <text:p>1006</text:p>
          </table:table-cell>
          <table:table-cell office:value-type="float" office:value="8515653">
            <text:p>8515653</text:p>
          </table:table-cell>
          <table:table-cell office:value-type="string">
            <text:p>0 h, 0 m, 0 s, 8 ms, 51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1">
            <text:p>691</text:p>
          </table:table-cell>
          <table:table-cell office:value-type="float" office:value="5819510">
            <text:p>5819510</text:p>
          </table:table-cell>
          <table:table-cell office:value-type="string">
            <text:p>0 h, 0 m, 0 s, 5 ms, 81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random_swapper</text:p>
          </table:table-cell>
          <table:table-cell office:value-type="float" office:value="203">
            <text:p>203</text:p>
          </table:table-cell>
          <table:table-cell office:value-type="float" office:value="148">
            <text:p>148</text:p>
          </table:table-cell>
          <table:table-cell office:value-type="float" office:value="1049">
            <text:p>1049</text:p>
          </table:table-cell>
          <table:table-cell office:value-type="float" office:value="27644919">
            <text:p>27644919</text:p>
          </table:table-cell>
          <table:table-cell office:value-type="string">
            <text:p>0 h, 0 m, 0 s, 27 ms, 644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random_swapper</text:p>
          </table:table-cell>
          <table:table-cell office:value-type="float" office:value="144">
            <text:p>144</text:p>
          </table:table-cell>
          <table:table-cell office:value-type="float" office:value="86">
            <text:p>86</text:p>
          </table:table-cell>
          <table:table-cell office:value-type="float" office:value="1018">
            <text:p>1018</text:p>
          </table:table-cell>
          <table:table-cell office:value-type="float" office:value="13293146">
            <text:p>13293146</text:p>
          </table:table-cell>
          <table:table-cell office:value-type="string">
            <text:p>0 h, 0 m, 0 s, 13 ms, 293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1575">
            <text:p>1575</text:p>
          </table:table-cell>
          <table:table-cell office:value-type="float" office:value="991">
            <text:p>991</text:p>
          </table:table-cell>
          <table:table-cell office:value-type="float" office:value="3339970602">
            <text:p>3339970602</text:p>
          </table:table-cell>
          <table:table-cell office:value-type="string">
            <text:p>0 h, 0 m, 3 s, 339 ms, 970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1084">
            <text:p>1084</text:p>
          </table:table-cell>
          <table:table-cell office:value-type="float" office:value="13762946">
            <text:p>13762946</text:p>
          </table:table-cell>
          <table:table-cell office:value-type="string">
            <text:p>0 h, 0 m, 0 s, 13 ms, 762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random_swapper</text:p>
          </table:table-cell>
          <table:table-cell table:number-columns-repeated="2" office:value-type="float" office:value="6">
            <text:p>6</text:p>
          </table:table-cell>
          <table:table-cell office:value-type="float" office:value="656">
            <text:p>656</text:p>
          </table:table-cell>
          <table:table-cell office:value-type="float" office:value="3801629">
            <text:p>3801629</text:p>
          </table:table-cell>
          <table:table-cell office:value-type="string">
            <text:p>0 h, 0 m, 0 s, 3 ms, 801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random_swapper</text:p>
          </table:table-cell>
          <table:table-cell table:number-columns-repeated="2" office:value-type="float" office:value="43">
            <text:p>43</text:p>
          </table:table-cell>
          <table:table-cell office:value-type="float" office:value="994">
            <text:p>994</text:p>
          </table:table-cell>
          <table:table-cell office:value-type="float" office:value="10724528">
            <text:p>10724528</text:p>
          </table:table-cell>
          <table:table-cell office:value-type="string">
            <text:p>0 h, 0 m, 0 s, 10 ms, 724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7912221">
            <text:p>207912221</text:p>
          </table:table-cell>
          <table:table-cell office:value-type="string">
            <text:p>0 h, 0 m, 0 s, 207 ms, 912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43151">
            <text:p>2243151</text:p>
          </table:table-cell>
          <table:table-cell office:value-type="string">
            <text:p>0 h, 0 m, 0 s, 2 ms, 243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random_swapper</text:p>
          </table:table-cell>
          <table:table-cell office:value-type="float" office:value="1195">
            <text:p>1195</text:p>
          </table:table-cell>
          <table:table-cell office:value-type="float" office:value="789">
            <text:p>789</text:p>
          </table:table-cell>
          <table:table-cell office:value-type="float" office:value="1036">
            <text:p>1036</text:p>
          </table:table-cell>
          <table:table-cell office:value-type="float" office:value="130434080">
            <text:p>130434080</text:p>
          </table:table-cell>
          <table:table-cell office:value-type="string">
            <text:p>0 h, 0 m, 0 s, 130 ms, 434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office:value-type="float" office:value="157">
            <text:p>157</text:p>
          </table:table-cell>
          <table:table-cell office:value-type="float" office:value="91">
            <text:p>91</text:p>
          </table:table-cell>
          <table:table-cell office:value-type="float" office:value="889">
            <text:p>889</text:p>
          </table:table-cell>
          <table:table-cell office:value-type="float" office:value="13290938">
            <text:p>13290938</text:p>
          </table:table-cell>
          <table:table-cell office:value-type="string">
            <text:p>0 h, 0 m, 0 s, 13 ms, 290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1034">
            <text:p>1034</text:p>
          </table:table-cell>
          <table:table-cell office:value-type="float" office:value="10121897">
            <text:p>10121897</text:p>
          </table:table-cell>
          <table:table-cell office:value-type="string">
            <text:p>0 h, 0 m, 0 s, 10 ms, 121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random_swapper</text:p>
          </table:table-cell>
          <table:table-cell office:value-type="float" office:value="1409">
            <text:p>1409</text:p>
          </table:table-cell>
          <table:table-cell office:value-type="float" office:value="442">
            <text:p>442</text:p>
          </table:table-cell>
          <table:table-cell office:value-type="float" office:value="972">
            <text:p>972</text:p>
          </table:table-cell>
          <table:table-cell office:value-type="float" office:value="59983368">
            <text:p>59983368</text:p>
          </table:table-cell>
          <table:table-cell office:value-type="string">
            <text:p>0 h, 0 m, 0 s, 59 ms, 983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random_swapper</text:p>
          </table:table-cell>
          <table:table-cell table:number-columns-repeated="2" office:value-type="float" office:value="134270">
            <text:p>134270</text:p>
          </table:table-cell>
          <table:table-cell office:value-type="float" office:value="1124">
            <text:p>1124</text:p>
          </table:table-cell>
          <table:table-cell office:value-type="float" office:value="53077281311">
            <text:p>53077281311</text:p>
          </table:table-cell>
          <table:table-cell office:value-type="string">
            <text:p>0 h, 0 m, 53 s, 77 ms, 281µs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random_swapper</text:p>
          </table:table-cell>
          <table:table-cell table:number-columns-repeated="2" office:value-type="float" office:value="42">
            <text:p>42</text:p>
          </table:table-cell>
          <table:table-cell office:value-type="float" office:value="986">
            <text:p>986</text:p>
          </table:table-cell>
          <table:table-cell office:value-type="float" office:value="5355910">
            <text:p>5355910</text:p>
          </table:table-cell>
          <table:table-cell office:value-type="string">
            <text:p>0 h, 0 m, 0 s, 5 ms, 355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random_swapper</text:p>
          </table:table-cell>
          <table:table-cell office:value-type="float" office:value="40957">
            <text:p>40957</text:p>
          </table:table-cell>
          <table:table-cell office:value-type="float" office:value="2023">
            <text:p>2023</text:p>
          </table:table-cell>
          <table:table-cell office:value-type="float" office:value="977">
            <text:p>977</text:p>
          </table:table-cell>
          <table:table-cell office:value-type="float" office:value="3558245418">
            <text:p>3558245418</text:p>
          </table:table-cell>
          <table:table-cell office:value-type="string">
            <text:p>0 h, 0 m, 3 s, 558 ms, 245µ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enetic Algorithm (pop=5, Ngen=5)" table:style-name="ta1">
        <table:table-column table:style-name="co3" table:number-columns-repeated="7" table:default-cell-style-name="Default"/>
        <table:table-column table:style-name="co8" table:default-cell-style-name="Default"/>
        <table:table-row table:style-name="ro3">
          <table:table-cell table:style-name="ce1" office:value-type="string" table:number-columns-spanned="8" table:number-rows-spanned="1">
            <text:p>Genetic Algorithm: random_seed=10 genetic population=5 generations=1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5096">
            <text:p>5096</text:p>
          </table:table-cell>
          <table:table-cell office:value-type="float" office:value="66138412482">
            <text:p>66138412482</text:p>
          </table:table-cell>
          <table:table-cell office:value-type="string">
            <text:p>0 h, 1 m, 6 s, 138 ms, 412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1409">
            <text:p>1409</text:p>
          </table:table-cell>
          <table:table-cell office:value-type="float" office:value="58433890">
            <text:p>58433890</text:p>
          </table:table-cell>
          <table:table-cell office:value-type="string">
            <text:p>0 h, 0 m, 0 s, 58 ms, 433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234">
            <text:p>1234</text:p>
          </table:table-cell>
          <table:table-cell office:value-type="float" office:value="11364051">
            <text:p>11364051</text:p>
          </table:table-cell>
          <table:table-cell office:value-type="string">
            <text:p>0 h, 0 m, 0 s, 11 ms, 364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59">
            <text:p>659</text:p>
          </table:table-cell>
          <table:table-cell office:value-type="float" office:value="6842332">
            <text:p>6842332</text:p>
          </table:table-cell>
          <table:table-cell office:value-type="string">
            <text:p>0 h, 0 m, 0 s, 6 ms, 842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816">
            <text:p>816</text:p>
          </table:table-cell>
          <table:table-cell office:value-type="float" office:value="20990733">
            <text:p>20990733</text:p>
          </table:table-cell>
          <table:table-cell office:value-type="string">
            <text:p>0 h, 0 m, 0 s, 20 ms, 990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203">
            <text:p>1203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80">
            <text:p>80</text:p>
          </table:table-cell>
          <table:table-cell office:value-type="float" office:value="5440">
            <text:p>5440</text:p>
          </table:table-cell>
          <table:table-cell office:value-type="float" office:value="47598525677">
            <text:p>47598525677</text:p>
          </table:table-cell>
          <table:table-cell office:value-type="string">
            <text:p>0 h, 0 m, 47 s, 598 ms, 525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5132">
            <text:p>5132</text:p>
          </table:table-cell>
          <table:table-cell office:value-type="float" office:value="14653981964">
            <text:p>14653981964</text:p>
          </table:table-cell>
          <table:table-cell office:value-type="string">
            <text:p>0 h, 0 m, 14 s, 653 ms, 981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784">
            <text:p>1784</text:p>
          </table:table-cell>
          <table:table-cell office:value-type="float" office:value="52359827">
            <text:p>52359827</text:p>
          </table:table-cell>
          <table:table-cell office:value-type="string">
            <text:p>0 h, 0 m, 0 s, 52 ms, 359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4237">
            <text:p>4237</text:p>
          </table:table-cell>
          <table:table-cell office:value-type="float" office:value="3923">
            <text:p>3923</text:p>
          </table:table-cell>
          <table:table-cell office:value-type="float" office:value="245457067551">
            <text:p>245457067551</text:p>
          </table:table-cell>
          <table:table-cell office:value-type="string">
            <text:p>0 h, 4 m, 5 s, 457 ms, 67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genetic</text:p>
          </table:table-cell>
          <table:table-cell table:number-columns-repeated="2" office:value-type="float" office:value="311">
            <text:p>311</text:p>
          </table:table-cell>
          <table:table-cell office:value-type="float" office:value="6714">
            <text:p>6714</text:p>
          </table:table-cell>
          <table:table-cell office:value-type="float" office:value="39411931567">
            <text:p>39411931567</text:p>
          </table:table-cell>
          <table:table-cell office:value-type="string">
            <text:p>0 h, 0 m, 39 s, 411 ms, 931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2062">
            <text:p>2062</text:p>
          </table:table-cell>
          <table:table-cell office:value-type="float" office:value="91265986">
            <text:p>91265986</text:p>
          </table:table-cell>
          <table:table-cell office:value-type="string">
            <text:p>0 h, 0 m, 0 s, 91 ms, 265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6998">
            <text:p>6998</text:p>
          </table:table-cell>
          <table:table-cell office:value-type="float" office:value="15839059892">
            <text:p>15839059892</text:p>
          </table:table-cell>
          <table:table-cell office:value-type="string">
            <text:p>0 h, 0 m, 15 s, 839 ms, 59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1694">
            <text:p>1694</text:p>
          </table:table-cell>
          <table:table-cell office:value-type="float" office:value="6632285612">
            <text:p>6632285612</text:p>
          </table:table-cell>
          <table:table-cell office:value-type="string">
            <text:p>0 h, 0 m, 6 s, 632 ms, 285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110">
            <text:p>110</text:p>
          </table:table-cell>
          <table:table-cell office:value-type="float" office:value="2099">
            <text:p>2099</text:p>
          </table:table-cell>
          <table:table-cell office:value-type="float" office:value="94017140">
            <text:p>94017140</text:p>
          </table:table-cell>
          <table:table-cell office:value-type="string">
            <text:p>0 h, 0 m, 0 s, 94 ms, 17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0365">
            <text:p>10365</text:p>
          </table:table-cell>
          <table:table-cell office:value-type="float" office:value="3302">
            <text:p>3302</text:p>
          </table:table-cell>
          <table:table-cell office:value-type="float" office:value="185628350061">
            <text:p>185628350061</text:p>
          </table:table-cell>
          <table:table-cell office:value-type="string">
            <text:p>0 h, 3 m, 5 s, 628 ms, 350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204">
            <text:p>4204</text:p>
          </table:table-cell>
          <table:table-cell office:value-type="float" office:value="8526393046">
            <text:p>8526393046</text:p>
          </table:table-cell>
          <table:table-cell office:value-type="string">
            <text:p>0 h, 0 m, 8 s, 526 ms, 393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77958">
            <text:p>377958</text:p>
          </table:table-cell>
          <table:table-cell office:value-type="string">
            <text:p>0 h, 0 m, 0 s, 0 ms, 377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43">
            <text:p>43</text:p>
          </table:table-cell>
          <table:table-cell office:value-type="float" office:value="9024">
            <text:p>9024</text:p>
          </table:table-cell>
          <table:table-cell office:value-type="float" office:value="7018323323">
            <text:p>7018323323</text:p>
          </table:table-cell>
          <table:table-cell office:value-type="string">
            <text:p>0 h, 0 m, 7 s, 18 ms, 323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936">
            <text:p>936</text:p>
          </table:table-cell>
          <table:table-cell office:value-type="float" office:value="3657839183">
            <text:p>3657839183</text:p>
          </table:table-cell>
          <table:table-cell office:value-type="string">
            <text:p>0 h, 0 m, 3 s, 657 ms, 839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6852">
            <text:p>1446852</text:p>
          </table:table-cell>
          <table:table-cell office:value-type="string">
            <text:p>0 h, 0 m, 0 s, 1 ms, 446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4050">
            <text:p>4050</text:p>
          </table:table-cell>
          <table:table-cell office:value-type="float" office:value="6274093045">
            <text:p>6274093045</text:p>
          </table:table-cell>
          <table:table-cell office:value-type="string">
            <text:p>0 h, 0 m, 6 s, 274 ms, 93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77">
            <text:p>77</text:p>
          </table:table-cell>
          <table:table-cell office:value-type="float" office:value="2506">
            <text:p>2506</text:p>
          </table:table-cell>
          <table:table-cell office:value-type="float" office:value="102667622">
            <text:p>102667622</text:p>
          </table:table-cell>
          <table:table-cell office:value-type="string">
            <text:p>0 h, 0 m, 0 s, 102 ms, 667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2466">
            <text:p>2466</text:p>
          </table:table-cell>
          <table:table-cell office:value-type="float" office:value="6865880214">
            <text:p>6865880214</text:p>
          </table:table-cell>
          <table:table-cell office:value-type="string">
            <text:p>0 h, 0 m, 6 s, 865 ms, 880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3111">
            <text:p>3111</text:p>
          </table:table-cell>
          <table:table-cell office:value-type="float" office:value="6424532927">
            <text:p>6424532927</text:p>
          </table:table-cell>
          <table:table-cell office:value-type="string">
            <text:p>0 h, 0 m, 6 s, 424 ms, 532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532">
            <text:p>532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8486">
            <text:p>8486</text:p>
          </table:table-cell>
          <table:table-cell office:value-type="float" office:value="55751143491">
            <text:p>55751143491</text:p>
          </table:table-cell>
          <table:table-cell office:value-type="string">
            <text:p>0 h, 0 m, 55 s, 751 ms, 143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2299">
            <text:p>12299</text:p>
          </table:table-cell>
          <table:table-cell office:value-type="float" office:value="3728">
            <text:p>3728</text:p>
          </table:table-cell>
          <table:table-cell office:value-type="float" office:value="195716849400">
            <text:p>195716849400</text:p>
          </table:table-cell>
          <table:table-cell office:value-type="string">
            <text:p>0 h, 3 m, 15 s, 716 ms, 849µ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Genetic Algorithm: random_seed=327489 genetic population=5 generations=1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5110">
            <text:p>5110</text:p>
          </table:table-cell>
          <table:table-cell office:value-type="float" office:value="24211259312">
            <text:p>24211259312</text:p>
          </table:table-cell>
          <table:table-cell office:value-type="string">
            <text:p>0 h, 0 m, 24 s, 211 ms, 259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1294">
            <text:p>1294</text:p>
          </table:table-cell>
          <table:table-cell office:value-type="float" office:value="41205917">
            <text:p>41205917</text:p>
          </table:table-cell>
          <table:table-cell office:value-type="string">
            <text:p>0 h, 0 m, 0 s, 41 ms, 205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124">
            <text:p>1124</text:p>
          </table:table-cell>
          <table:table-cell office:value-type="float" office:value="13724275">
            <text:p>13724275</text:p>
          </table:table-cell>
          <table:table-cell office:value-type="string">
            <text:p>0 h, 0 m, 0 s, 13 ms, 724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52">
            <text:p>352</text:p>
          </table:table-cell>
          <table:table-cell office:value-type="float" office:value="4193109">
            <text:p>4193109</text:p>
          </table:table-cell>
          <table:table-cell office:value-type="string">
            <text:p>0 h, 0 m, 0 s, 4 ms, 193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42054">
            <text:p>1542054</text:p>
          </table:table-cell>
          <table:table-cell office:value-type="string">
            <text:p>0 h, 0 m, 0 s, 1 ms, 542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004">
            <text:p>1004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80">
            <text:p>80</text:p>
          </table:table-cell>
          <table:table-cell office:value-type="float" office:value="5254">
            <text:p>5254</text:p>
          </table:table-cell>
          <table:table-cell office:value-type="float" office:value="89804262385">
            <text:p>89804262385</text:p>
          </table:table-cell>
          <table:table-cell office:value-type="string">
            <text:p>0 h, 1 m, 29 s, 804 ms, 26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5088">
            <text:p>5088</text:p>
          </table:table-cell>
          <table:table-cell office:value-type="float" office:value="6697897051">
            <text:p>6697897051</text:p>
          </table:table-cell>
          <table:table-cell office:value-type="string">
            <text:p>0 h, 0 m, 6 s, 697 ms, 897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558">
            <text:p>1558</text:p>
          </table:table-cell>
          <table:table-cell office:value-type="float" office:value="25574681">
            <text:p>25574681</text:p>
          </table:table-cell>
          <table:table-cell office:value-type="string">
            <text:p>0 h, 0 m, 0 s, 25 ms, 57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6375">
            <text:p>16375</text:p>
          </table:table-cell>
          <table:table-cell office:value-type="float" office:value="3618">
            <text:p>3618</text:p>
          </table:table-cell>
          <table:table-cell office:value-type="float" office:value="154486235553">
            <text:p>154486235553</text:p>
          </table:table-cell>
          <table:table-cell office:value-type="string">
            <text:p>0 h, 2 m, 34 s, 486 ms, 235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genetic</text:p>
          </table:table-cell>
          <table:table-cell office:value-type="float" office:value="311">
            <text:p>311</text:p>
          </table:table-cell>
          <table:table-cell office:value-type="float" office:value="151">
            <text:p>151</text:p>
          </table:table-cell>
          <table:table-cell office:value-type="float" office:value="6087">
            <text:p>6087</text:p>
          </table:table-cell>
          <table:table-cell office:value-type="float" office:value="466940163">
            <text:p>466940163</text:p>
          </table:table-cell>
          <table:table-cell office:value-type="string">
            <text:p>0 h, 0 m, 0 s, 466 ms, 940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1806">
            <text:p>1806</text:p>
          </table:table-cell>
          <table:table-cell office:value-type="float" office:value="74730281">
            <text:p>74730281</text:p>
          </table:table-cell>
          <table:table-cell office:value-type="string">
            <text:p>0 h, 0 m, 0 s, 74 ms, 730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5778">
            <text:p>5778</text:p>
          </table:table-cell>
          <table:table-cell office:value-type="float" office:value="830012417">
            <text:p>830012417</text:p>
          </table:table-cell>
          <table:table-cell office:value-type="string">
            <text:p>0 h, 0 m, 0 s, 830 ms, 12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1453770">
            <text:p>1453770</text:p>
          </table:table-cell>
          <table:table-cell office:value-type="string">
            <text:p>0 h, 0 m, 0 s, 1 ms, 45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111">
            <text:p>111</text:p>
          </table:table-cell>
          <table:table-cell office:value-type="float" office:value="2089">
            <text:p>2089</text:p>
          </table:table-cell>
          <table:table-cell office:value-type="float" office:value="241710613">
            <text:p>241710613</text:p>
          </table:table-cell>
          <table:table-cell office:value-type="string">
            <text:p>0 h, 0 m, 0 s, 241 ms, 710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5863">
            <text:p>15863</text:p>
          </table:table-cell>
          <table:table-cell office:value-type="float" office:value="116">
            <text:p>116</text:p>
          </table:table-cell>
          <table:table-cell office:value-type="float" office:value="1363350564">
            <text:p>1363350564</text:p>
          </table:table-cell>
          <table:table-cell office:value-type="string">
            <text:p>0 h, 0 m, 1 s, 363 ms, 350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413">
            <text:p>4413</text:p>
          </table:table-cell>
          <table:table-cell office:value-type="float" office:value="1176598395">
            <text:p>1176598395</text:p>
          </table:table-cell>
          <table:table-cell office:value-type="string">
            <text:p>0 h, 0 m, 1 s, 176 ms, 598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12665">
            <text:p>412665</text:p>
          </table:table-cell>
          <table:table-cell office:value-type="string">
            <text:p>0 h, 0 m, 0 s, 0 ms, 412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43">
            <text:p>43</text:p>
          </table:table-cell>
          <table:table-cell office:value-type="float" office:value="6962">
            <text:p>6962</text:p>
          </table:table-cell>
          <table:table-cell office:value-type="float" office:value="2783221038">
            <text:p>2783221038</text:p>
          </table:table-cell>
          <table:table-cell office:value-type="string">
            <text:p>0 h, 0 m, 2 s, 783 ms, 221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639277">
            <text:p>66639277</text:p>
          </table:table-cell>
          <table:table-cell office:value-type="string">
            <text:p>0 h, 0 m, 0 s, 66 ms, 639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50306">
            <text:p>1650306</text:p>
          </table:table-cell>
          <table:table-cell office:value-type="string">
            <text:p>0 h, 0 m, 0 s, 1 ms, 650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5479714">
            <text:p>5479714</text:p>
          </table:table-cell>
          <table:table-cell office:value-type="string">
            <text:p>0 h, 0 m, 0 s, 5 ms, 479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81">
            <text:p>81</text:p>
          </table:table-cell>
          <table:table-cell office:value-type="float" office:value="2304">
            <text:p>2304</text:p>
          </table:table-cell>
          <table:table-cell office:value-type="float" office:value="96904971">
            <text:p>96904971</text:p>
          </table:table-cell>
          <table:table-cell office:value-type="string">
            <text:p>0 h, 0 m, 0 s, 96 ms, 904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42">
            <text:p>42</text:p>
          </table:table-cell>
          <table:table-cell office:value-type="float" office:value="238">
            <text:p>238</text:p>
          </table:table-cell>
          <table:table-cell office:value-type="float" office:value="195">
            <text:p>195</text:p>
          </table:table-cell>
          <table:table-cell office:value-type="float" office:value="216473827">
            <text:p>216473827</text:p>
          </table:table-cell>
          <table:table-cell office:value-type="string">
            <text:p>0 h, 0 m, 0 s, 216 ms, 473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2333815">
            <text:p>2333815</text:p>
          </table:table-cell>
          <table:table-cell office:value-type="string">
            <text:p>0 h, 0 m, 0 s, 2 ms, 333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050">
            <text:p>1050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8258">
            <text:p>8258</text:p>
          </table:table-cell>
          <table:table-cell office:value-type="float" office:value="63844805186">
            <text:p>63844805186</text:p>
          </table:table-cell>
          <table:table-cell office:value-type="string">
            <text:p>0 h, 1 m, 3 s, 844 ms, 805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5863">
            <text:p>15863</text:p>
          </table:table-cell>
          <table:table-cell office:value-type="float" office:value="116">
            <text:p>116</text:p>
          </table:table-cell>
          <table:table-cell office:value-type="float" office:value="1787035717">
            <text:p>1787035717</text:p>
          </table:table-cell>
          <table:table-cell office:value-type="string">
            <text:p>0 h, 0 m, 1 s, 787 ms, 35µ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table:number-columns-spanned="8" table:number-rows-spanned="1">
            <text:p>Genetic Algorithm: random_seed=327489 genetic population=5 generations=10 selection_percentage=0.2 mutation_probability=0.1</text:p>
          </table:table-cell>
          <table:covered-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Alg.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 office:value-type="string">
            <text:p>eTimeHuman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string">
            <text:p>genetic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5322">
            <text:p>5322</text:p>
          </table:table-cell>
          <table:table-cell office:value-type="float" office:value="42247250184">
            <text:p>42247250184</text:p>
          </table:table-cell>
          <table:table-cell office:value-type="string">
            <text:p>0 h, 0 m, 42 s, 247 ms, 250µs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string">
            <text:p>genetic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1557">
            <text:p>1557</text:p>
          </table:table-cell>
          <table:table-cell office:value-type="float" office:value="88257475">
            <text:p>88257475</text:p>
          </table:table-cell>
          <table:table-cell office:value-type="string">
            <text:p>0 h, 0 m, 0 s, 88 ms, 257µs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18">
            <text:p>18</text:p>
          </table:table-cell>
          <table:table-cell office:value-type="float" office:value="1206">
            <text:p>1206</text:p>
          </table:table-cell>
          <table:table-cell office:value-type="float" office:value="12520081">
            <text:p>12520081</text:p>
          </table:table-cell>
          <table:table-cell office:value-type="string">
            <text:p>0 h, 0 m, 0 s, 12 ms, 520µs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string">
            <text:p>genetic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776">
            <text:p>776</text:p>
          </table:table-cell>
          <table:table-cell office:value-type="float" office:value="7583091">
            <text:p>7583091</text:p>
          </table:table-cell>
          <table:table-cell office:value-type="string">
            <text:p>0 h, 0 m, 0 s, 7 ms, 583µs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54976">
            <text:p>1254976</text:p>
          </table:table-cell>
          <table:table-cell office:value-type="string">
            <text:p>0 h, 0 m, 0 s, 1 ms, 254µs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1823">
            <text:p>1823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string">
            <text:p>genetic</text:p>
          </table:table-cell>
          <table:table-cell table:number-columns-repeated="2" office:value-type="float" office:value="80">
            <text:p>80</text:p>
          </table:table-cell>
          <table:table-cell office:value-type="float" office:value="6022">
            <text:p>6022</text:p>
          </table:table-cell>
          <table:table-cell office:value-type="float" office:value="11259522648">
            <text:p>11259522648</text:p>
          </table:table-cell>
          <table:table-cell office:value-type="string">
            <text:p>0 h, 0 m, 11 s, 259 ms, 522µs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5432">
            <text:p>5432</text:p>
          </table:table-cell>
          <table:table-cell office:value-type="float" office:value="331560821">
            <text:p>331560821</text:p>
          </table:table-cell>
          <table:table-cell office:value-type="string">
            <text:p>0 h, 0 m, 0 s, 331 ms, 560µs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string">
            <text:p>genetic</text:p>
          </table:table-cell>
          <table:table-cell table:number-columns-repeated="2" office:value-type="float" office:value="46">
            <text:p>46</text:p>
          </table:table-cell>
          <table:table-cell office:value-type="float" office:value="1848">
            <text:p>1848</text:p>
          </table:table-cell>
          <table:table-cell office:value-type="float" office:value="85264057">
            <text:p>85264057</text:p>
          </table:table-cell>
          <table:table-cell office:value-type="string">
            <text:p>0 h, 0 m, 0 s, 85 ms, 264µs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9982">
            <text:p>9982</text:p>
          </table:table-cell>
          <table:table-cell office:value-type="float" office:value="2966">
            <text:p>2966</text:p>
          </table:table-cell>
          <table:table-cell office:value-type="float" office:value="118285066970">
            <text:p>118285066970</text:p>
          </table:table-cell>
          <table:table-cell office:value-type="string">
            <text:p>0 h, 1 m, 58 s, 285 ms, 66µs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string">
            <text:p>genetic</text:p>
          </table:table-cell>
          <table:table-cell office:value-type="float" office:value="311">
            <text:p>311</text:p>
          </table:table-cell>
          <table:table-cell office:value-type="float" office:value="258">
            <text:p>258</text:p>
          </table:table-cell>
          <table:table-cell office:value-type="float" office:value="7224">
            <text:p>7224</text:p>
          </table:table-cell>
          <table:table-cell office:value-type="float" office:value="3323575565">
            <text:p>3323575565</text:p>
          </table:table-cell>
          <table:table-cell office:value-type="string">
            <text:p>0 h, 0 m, 3 s, 323 ms, 575µs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34">
            <text:p>34</text:p>
          </table:table-cell>
          <table:table-cell office:value-type="float" office:value="1930">
            <text:p>1930</text:p>
          </table:table-cell>
          <table:table-cell office:value-type="float" office:value="20471654">
            <text:p>20471654</text:p>
          </table:table-cell>
          <table:table-cell office:value-type="string">
            <text:p>0 h, 0 m, 0 s, 20 ms, 471µs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40">
            <text:p>40</text:p>
          </table:table-cell>
          <table:table-cell office:value-type="float" office:value="6432">
            <text:p>6432</text:p>
          </table:table-cell>
          <table:table-cell office:value-type="float" office:value="14311398359">
            <text:p>14311398359</text:p>
          </table:table-cell>
          <table:table-cell office:value-type="string">
            <text:p>0 h, 0 m, 14 s, 311 ms, 398µs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string">
            <text:p>genetic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1423600">
            <text:p>1423600</text:p>
          </table:table-cell>
          <table:table-cell office:value-type="string">
            <text:p>0 h, 0 m, 0 s, 1 ms, 423µs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string">
            <text:p>genetic</text:p>
          </table:table-cell>
          <table:table-cell office:value-type="float" office:value="144">
            <text:p>144</text:p>
          </table:table-cell>
          <table:table-cell office:value-type="float" office:value="104">
            <text:p>104</text:p>
          </table:table-cell>
          <table:table-cell office:value-type="float" office:value="1924">
            <text:p>1924</text:p>
          </table:table-cell>
          <table:table-cell office:value-type="float" office:value="59174557">
            <text:p>59174557</text:p>
          </table:table-cell>
          <table:table-cell office:value-type="string">
            <text:p>0 h, 0 m, 0 s, 59 ms, 174µs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1774">
            <text:p>11774</text:p>
          </table:table-cell>
          <table:table-cell office:value-type="float" office:value="180">
            <text:p>180</text:p>
          </table:table-cell>
          <table:table-cell office:value-type="float" office:value="1584359350">
            <text:p>1584359350</text:p>
          </table:table-cell>
          <table:table-cell office:value-type="string">
            <text:p>0 h, 0 m, 1 s, 584 ms, 359µs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104">
            <text:p>4104</text:p>
          </table:table-cell>
          <table:table-cell office:value-type="float" office:value="1108556340">
            <text:p>1108556340</text:p>
          </table:table-cell>
          <table:table-cell office:value-type="string">
            <text:p>0 h, 0 m, 1 s, 108 ms, 556µs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string">
            <text:p>genetic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6169">
            <text:p>356169</text:p>
          </table:table-cell>
          <table:table-cell office:value-type="string">
            <text:p>0 h, 0 m, 0 s, 0 ms, 356µs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office:value-type="string">
            <text:p>genetic</text:p>
          </table:table-cell>
          <table:table-cell table:number-columns-repeated="2" office:value-type="float" office:value="43">
            <text:p>43</text:p>
          </table:table-cell>
          <table:table-cell office:value-type="float" office:value="9300">
            <text:p>9300</text:p>
          </table:table-cell>
          <table:table-cell office:value-type="float" office:value="4518040885">
            <text:p>4518040885</text:p>
          </table:table-cell>
          <table:table-cell office:value-type="string">
            <text:p>0 h, 0 m, 4 s, 518 ms, 40µs</text:p>
          </table:table-cell>
        </table:table-row>
        <table:table-row table:style-name="ro1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101804">
            <text:p>92101804</text:p>
          </table:table-cell>
          <table:table-cell office:value-type="string">
            <text:p>0 h, 0 m, 0 s, 92 ms, 101µs</text:p>
          </table:table-cell>
        </table:table-row>
        <table:table-row table:style-name="ro1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8056">
            <text:p>1508056</text:p>
          </table:table-cell>
          <table:table-cell office:value-type="string">
            <text:p>0 h, 0 m, 0 s, 1 ms, 508µs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string">
            <text:p>genetic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6492280">
            <text:p>6492280</text:p>
          </table:table-cell>
          <table:table-cell office:value-type="string">
            <text:p>0 h, 0 m, 0 s, 6 ms, 492µs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157">
            <text:p>157</text:p>
          </table:table-cell>
          <table:table-cell office:value-type="float" office:value="89">
            <text:p>89</text:p>
          </table:table-cell>
          <table:table-cell office:value-type="float" office:value="2507">
            <text:p>2507</text:p>
          </table:table-cell>
          <table:table-cell office:value-type="float" office:value="41837743">
            <text:p>41837743</text:p>
          </table:table-cell>
          <table:table-cell office:value-type="string">
            <text:p>0 h, 0 m, 0 s, 41 ms, 837µs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string">
            <text:p>genetic</text:p>
          </table:table-cell>
          <table:table-cell office:value-type="float" office:value="42">
            <text:p>42</text:p>
          </table:table-cell>
          <table:table-cell office:value-type="float" office:value="185">
            <text:p>185</text:p>
          </table:table-cell>
          <table:table-cell office:value-type="float" office:value="188">
            <text:p>188</text:p>
          </table:table-cell>
          <table:table-cell office:value-type="float" office:value="985796846">
            <text:p>985796846</text:p>
          </table:table-cell>
          <table:table-cell office:value-type="string">
            <text:p>0 h, 0 m, 0 s, 985 ms, 796µs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string">
            <text:p>genetic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2347349">
            <text:p>2347349</text:p>
          </table:table-cell>
          <table:table-cell office:value-type="string">
            <text:p>0 h, 0 m, 0 s, 2 ms, 347µs</text:p>
          </table:table-cell>
        </table:table-row>
        <table:table-row table:style-name="ro1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office:value-type="string">
            <text:p>genetic</text:p>
          </table:table-cell>
          <table:table-cell table:number-columns-repeated="2" office:value-type="float" office:value="-0">
            <text:p>0</text:p>
          </table:table-cell>
          <table:table-cell office:value-type="float" office:value="887">
            <text:p>887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office:value-type="string">
            <text:p>genetic</text:p>
          </table:table-cell>
          <table:table-cell table:number-columns-repeated="2" office:value-type="float" office:value="42">
            <text:p>42</text:p>
          </table:table-cell>
          <table:table-cell office:value-type="float" office:value="8816">
            <text:p>8816</text:p>
          </table:table-cell>
          <table:table-cell office:value-type="float" office:value="70810581444">
            <text:p>70810581444</text:p>
          </table:table-cell>
          <table:table-cell office:value-type="string">
            <text:p>0 h, 1 m, 10 s, 810 ms, 581µs</text:p>
          </table:table-cell>
        </table:table-row>
        <table:table-row table:style-name="ro1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office:value-type="string">
            <text:p>genetic</text:p>
          </table:table-cell>
          <table:table-cell office:value-type="float" office:value="40957">
            <text:p>40957</text:p>
          </table:table-cell>
          <table:table-cell office:value-type="float" office:value="11774">
            <text:p>11774</text:p>
          </table:table-cell>
          <table:table-cell office:value-type="float" office:value="180">
            <text:p>180</text:p>
          </table:table-cell>
          <table:table-cell office:value-type="float" office:value="7221087116">
            <text:p>7221087116</text:p>
          </table:table-cell>
          <table:table-cell office:value-type="string">
            <text:p>0 h, 0 m, 7 s, 221 ms, 87µ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3-12-29T19:04:16</dc:date>
    <dc:creator>diegoj </dc:creator>
    <meta:editing-duration>PT3H49M16S</meta:editing-duration>
    <meta:editing-cycles>12</meta:editing-cycles>
    <meta:generator>LibreOffice/3.5$Linux_X86_64 LibreOffice_project/350m1$Build-2</meta:generator>
    <meta:document-statistic meta:table-count="7" meta:cell-count="2558" meta:object-count="0"/>
  </office:meta>
</office:document-meta>
</file>